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2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246" table:default-cell-style-name="ce1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3 - Pessoas de 18 anos ou mais de idade com e sem deficiência, por nível de instrução, segundo as Grandes Regiões e as Unidades da Federação - Brasil - 2019</text:p>
          </table:table-cell>
          <table:covered-table-cell table:number-columns-repeated="10" table:style-name="ce1"/>
          <table:table-cell table:style-name="ce14" table:number-columns-repeated="1013"/>
        </table:table-row>
        <table:table-row table:style-name="ro1">
          <table:covered-table-cell table:number-columns-repeated="11" table:style-name="ce1"/>
          <table:table-cell table:style-name="ce14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Unidades da Federação</text:p>
          </table:table-cell>
          <table:table-cell table:style-name="ce8" office:value-type="string" calcext:value-type="string" table:number-columns-spanned="10" table:number-rows-spanned="1">
            <text:p>Pessoas de 18 anos ou mais de idade (1 000 pessoas)</text:p>
          </table:table-cell>
          <table:covered-table-cell table:number-columns-repeated="9"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3">
            <text:p>Total</text:p>
          </table:table-cell>
          <table:covered-table-cell table:style-name="ce9"/>
          <table:table-cell table:style-name="ce8" office:value-type="string" calcext:value-type="string" table:number-columns-spanned="8" table:number-rows-spanned="1">
            <text:p>Nível de instrução</text:p>
          </table:table-cell>
          <table:covered-table-cell table:number-columns-repeated="6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2" table:style-name="ce9"/>
          <table:table-cell table:style-name="ce9" office:value-type="string" calcext:value-type="string" table:number-columns-spanned="2" table:number-rows-spanned="2">
            <text:p>Sem instrução e fundamental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Fundamental completo e médio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Médio completo e superior incompleto</text:p>
          </table:table-cell>
          <table:covered-table-cell table:style-name="ce9"/>
          <table:table-cell table:style-name="ce8" office:value-type="string" calcext:value-type="string" table:number-columns-spanned="2" table:number-rows-spanned="2">
            <text:p>Superior completo</text:p>
          </table:table-cell>
          <table:covered-table-cell table:style-name="ce8"/>
          <table:table-cell table:style-name="ce15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8" office:value-type="string" calcext:value-type="string" table:number-columns-spanned="1" table:number-rows-spanned="2">
            <text:p>Sem deficiência</text:p>
          </table:table-cell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0" office:value-type="float" office:value="16365.0014755307" calcext:value-type="float">
            <text:p><text:s text:c="2"/>16 365 </text:p>
          </table:table-cell>
          <table:table-cell table:style-name="ce11" office:value-type="float" office:value="142806.309537309" calcext:value-type="float">
            <text:p><text:s text:c="2"/>142 806 </text:p>
          </table:table-cell>
          <table:table-cell table:style-name="ce11" office:value-type="float" office:value="11069.451963697" calcext:value-type="float">
            <text:p><text:s text:c="2"/>11 069 </text:p>
          </table:table-cell>
          <table:table-cell table:style-name="ce11" office:value-type="float" office:value="44134.1628574332" calcext:value-type="float">
            <text:p><text:s text:c="2"/>44 134 </text:p>
          </table:table-cell>
          <table:table-cell table:style-name="ce11" office:value-type="float" office:value="1760.49921714883" calcext:value-type="float">
            <text:p><text:s text:c="2"/>1 760 </text:p>
          </table:table-cell>
          <table:table-cell table:style-name="ce11" office:value-type="float" office:value="21225.8083680027" calcext:value-type="float">
            <text:p><text:s text:c="2"/>21 226 </text:p>
          </table:table-cell>
          <table:table-cell table:style-name="ce11" office:value-type="float" office:value="2717.85045218785" calcext:value-type="float">
            <text:p><text:s text:c="2"/>2 718 </text:p>
          </table:table-cell>
          <table:table-cell table:style-name="ce11" office:value-type="float" office:value="53164.5722061855" calcext:value-type="float">
            <text:p><text:s text:c="2"/>53 165 </text:p>
          </table:table-cell>
          <table:table-cell table:style-name="ce11" office:value-type="float" office:value="817.199842497019" calcext:value-type="float">
            <text:p><text:s text:c="3"/>817 </text:p>
          </table:table-cell>
          <table:table-cell table:style-name="ce11" office:value-type="float" office:value="24281.766105688" calcext:value-type="float">
            <text:p><text:s text:c="2"/>24 282 </text:p>
          </table:table-cell>
          <table:table-cell table:style-name="ce14" table:number-columns-repeated="1013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1" office:value-type="float" office:value="1254.98887125944" calcext:value-type="float">
            <text:p><text:s text:c="2"/>1 255 </text:p>
          </table:table-cell>
          <table:table-cell table:style-name="ce13" office:value-type="float" office:value="11239.6461701176" calcext:value-type="float">
            <text:p><text:s text:c="2"/>11 240 </text:p>
          </table:table-cell>
          <table:table-cell table:style-name="ce13" office:value-type="float" office:value="899.567505381838" calcext:value-type="float">
            <text:p><text:s text:c="3"/>900 </text:p>
          </table:table-cell>
          <table:table-cell table:style-name="ce11" office:value-type="float" office:value="3841.78177544583" calcext:value-type="float">
            <text:p><text:s text:c="2"/>3 842 </text:p>
          </table:table-cell>
          <table:table-cell table:style-name="ce11" office:value-type="float" office:value="137.577461131663" calcext:value-type="float">
            <text:p><text:s text:c="3"/>138 </text:p>
          </table:table-cell>
          <table:table-cell table:style-name="ce11" office:value-type="float" office:value="1833.04530032681" calcext:value-type="float">
            <text:p><text:s text:c="2"/>1 833 </text:p>
          </table:table-cell>
          <table:table-cell table:style-name="ce11" office:value-type="float" office:value="175.09064744348" calcext:value-type="float">
            <text:p><text:s text:c="3"/>175 </text:p>
          </table:table-cell>
          <table:table-cell table:style-name="ce11" office:value-type="float" office:value="4187.05063244819" calcext:value-type="float">
            <text:p><text:s text:c="2"/>4 187 </text:p>
          </table:table-cell>
          <table:table-cell table:style-name="ce11" office:value-type="float" office:value="42.7532573024615" calcext:value-type="float">
            <text:p><text:s text:c="3"/>43 </text:p>
          </table:table-cell>
          <table:table-cell table:style-name="ce11" office:value-type="float" office:value="1377.76846189679" calcext:value-type="float">
            <text:p><text:s text:c="2"/>1 378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2" office:value-type="float" office:value="131.814943478295" calcext:value-type="float">
            <text:p><text:s text:c="3"/>132 </text:p>
          </table:table-cell>
          <table:table-cell table:style-name="ce12" office:value-type="float" office:value="1123.53182752023" calcext:value-type="float">
            <text:p><text:s text:c="2"/>1 124 </text:p>
          </table:table-cell>
          <table:table-cell table:style-name="ce12" office:value-type="float" office:value="96.8519109326537" calcext:value-type="float">
            <text:p><text:s text:c="3"/>97 </text:p>
          </table:table-cell>
          <table:table-cell table:style-name="ce12" office:value-type="float" office:value="430.183316278941" calcext:value-type="float">
            <text:p><text:s text:c="3"/>430 </text:p>
          </table:table-cell>
          <table:table-cell table:style-name="ce12" office:value-type="float" office:value="10.5204369818212" calcext:value-type="float">
            <text:p><text:s text:c="3"/>11 </text:p>
          </table:table-cell>
          <table:table-cell table:style-name="ce12" office:value-type="float" office:value="185.022793998129" calcext:value-type="float">
            <text:p><text:s text:c="3"/>185 </text:p>
          </table:table-cell>
          <table:table-cell table:style-name="ce12" office:value-type="float" office:value="19.4270787636226" calcext:value-type="float">
            <text:p><text:s text:c="3"/>19 </text:p>
          </table:table-cell>
          <table:table-cell table:style-name="ce12" office:value-type="float" office:value="362.16306953949" calcext:value-type="float">
            <text:p><text:s text:c="3"/>362 </text:p>
          </table:table-cell>
          <table:table-cell table:style-name="ce12" office:value-type="float" office:value="5.01551680019719" calcext:value-type="float">
            <text:p><text:s text:c="3"/>5 </text:p>
          </table:table-cell>
          <table:table-cell table:style-name="ce12" office:value-type="float" office:value="146.162647703676" calcext:value-type="float">
            <text:p><text:s text:c="3"/>146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re</text:p>
          </table:table-cell>
          <table:table-cell table:style-name="ce12" office:value-type="float" office:value="59.6657697735914" calcext:value-type="float">
            <text:p><text:s text:c="3"/>60 </text:p>
          </table:table-cell>
          <table:table-cell table:style-name="ce12" office:value-type="float" office:value="531.960002205902" calcext:value-type="float">
            <text:p><text:s text:c="3"/>532 </text:p>
          </table:table-cell>
          <table:table-cell table:style-name="ce12" office:value-type="float" office:value="42.8075536918704" calcext:value-type="float">
            <text:p><text:s text:c="3"/>43 </text:p>
          </table:table-cell>
          <table:table-cell table:style-name="ce12" office:value-type="float" office:value="181.95946081852" calcext:value-type="float">
            <text:p><text:s text:c="3"/>182 </text:p>
          </table:table-cell>
          <table:table-cell table:style-name="ce12" office:value-type="float" office:value="5.06855312242394" calcext:value-type="float">
            <text:p><text:s text:c="3"/>5 </text:p>
          </table:table-cell>
          <table:table-cell table:style-name="ce12" office:value-type="float" office:value="80.4561278254603" calcext:value-type="float">
            <text:p><text:s text:c="3"/>80 </text:p>
          </table:table-cell>
          <table:table-cell table:style-name="ce12" office:value-type="float" office:value="7.98677736496338" calcext:value-type="float">
            <text:p><text:s text:c="3"/>8 </text:p>
          </table:table-cell>
          <table:table-cell table:style-name="ce12" office:value-type="float" office:value="190.917063525001" calcext:value-type="float">
            <text:p><text:s text:c="3"/>191 </text:p>
          </table:table-cell>
          <table:table-cell table:style-name="ce12" office:value-type="float" office:value="3.80288559433363" calcext:value-type="float">
            <text:p><text:s text:c="3"/>4 </text:p>
          </table:table-cell>
          <table:table-cell table:style-name="ce12" office:value-type="float" office:value="78.6273500369232" calcext:value-type="float">
            <text:p><text:s text:c="3"/>7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2" office:value-type="float" office:value="216.135063112319" calcext:value-type="float">
            <text:p><text:s text:c="3"/>216 </text:p>
          </table:table-cell>
          <table:table-cell table:style-name="ce12" office:value-type="float" office:value="2442.2213101198" calcext:value-type="float">
            <text:p><text:s text:c="2"/>2 442 </text:p>
          </table:table-cell>
          <table:table-cell table:style-name="ce12" office:value-type="float" office:value="130.323225610153" calcext:value-type="float">
            <text:p><text:s text:c="3"/>130 </text:p>
          </table:table-cell>
          <table:table-cell table:style-name="ce12" office:value-type="float" office:value="699.023196312462" calcext:value-type="float">
            <text:p><text:s text:c="3"/>699 </text:p>
          </table:table-cell>
          <table:table-cell table:style-name="ce12" office:value-type="float" office:value="26.8390628669601" calcext:value-type="float">
            <text:p><text:s text:c="3"/>27 </text:p>
          </table:table-cell>
          <table:table-cell table:style-name="ce12" office:value-type="float" office:value="374.863713953534" calcext:value-type="float">
            <text:p><text:s text:c="3"/>375 </text:p>
          </table:table-cell>
          <table:table-cell table:style-name="ce12" office:value-type="float" office:value="50.4830400090984" calcext:value-type="float">
            <text:p><text:s text:c="3"/>50 </text:p>
          </table:table-cell>
          <table:table-cell table:style-name="ce12" office:value-type="float" office:value="1039.27800286909" calcext:value-type="float">
            <text:p><text:s text:c="2"/>1 039 </text:p>
          </table:table-cell>
          <table:table-cell table:style-name="ce12" office:value-type="float" office:value="8.48973462610741" calcext:value-type="float">
            <text:p><text:s text:c="3"/>8 </text:p>
          </table:table-cell>
          <table:table-cell table:style-name="ce12" office:value-type="float" office:value="329.056396984718" calcext:value-type="float">
            <text:p><text:s text:c="3"/>32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2" office:value-type="float" office:value="27.0523327647736" calcext:value-type="float">
            <text:p><text:s text:c="3"/>27 </text:p>
          </table:table-cell>
          <table:table-cell table:style-name="ce12" office:value-type="float" office:value="331.585205120708" calcext:value-type="float">
            <text:p><text:s text:c="3"/>332 </text:p>
          </table:table-cell>
          <table:table-cell table:style-name="ce12" office:value-type="float" office:value="15.1175709464707" calcext:value-type="float">
            <text:p><text:s text:c="3"/>15 </text:p>
          </table:table-cell>
          <table:table-cell table:style-name="ce12" office:value-type="float" office:value="81.6167023701702" calcext:value-type="float">
            <text:p><text:s text:c="3"/>82 </text:p>
          </table:table-cell>
          <table:table-cell table:style-name="ce12" office:value-type="float" office:value="3.64510880700063" calcext:value-type="float">
            <text:p><text:s text:c="3"/>4 </text:p>
          </table:table-cell>
          <table:table-cell table:style-name="ce12" office:value-type="float" office:value="41.6078887542865" calcext:value-type="float">
            <text:p><text:s text:c="3"/>42 </text:p>
          </table:table-cell>
          <table:table-cell table:style-name="ce12" office:value-type="float" office:value="6.14117454070423" calcext:value-type="float">
            <text:p><text:s text:c="3"/>6 </text:p>
          </table:table-cell>
          <table:table-cell table:style-name="ce12" office:value-type="float" office:value="143.941117081448" calcext:value-type="float">
            <text:p><text:s text:c="3"/>144 </text:p>
          </table:table-cell>
          <table:table-cell table:style-name="ce12" office:value-type="float" office:value="2.14847847059804" calcext:value-type="float">
            <text:p><text:s text:c="3"/>2 </text:p>
          </table:table-cell>
          <table:table-cell table:style-name="ce12" office:value-type="float" office:value="64.419496914803" calcext:value-type="float">
            <text:p><text:s text:c="3"/>64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á</text:p>
          </table:table-cell>
          <table:table-cell table:style-name="ce12" office:value-type="float" office:value="633.668266297059" calcext:value-type="float">
            <text:p><text:s text:c="3"/>634 </text:p>
          </table:table-cell>
          <table:table-cell table:style-name="ce12" office:value-type="float" office:value="5321.6144837043" calcext:value-type="float">
            <text:p><text:s text:c="2"/>5 322 </text:p>
          </table:table-cell>
          <table:table-cell table:style-name="ce12" office:value-type="float" office:value="482.175047470918" calcext:value-type="float">
            <text:p><text:s text:c="3"/>482 </text:p>
          </table:table-cell>
          <table:table-cell table:style-name="ce12" office:value-type="float" office:value="1967.57015314073" calcext:value-type="float">
            <text:p><text:s text:c="2"/>1 968 </text:p>
          </table:table-cell>
          <table:table-cell table:style-name="ce12" office:value-type="float" office:value="73.149341833667" calcext:value-type="float">
            <text:p><text:s text:c="3"/>73 </text:p>
          </table:table-cell>
          <table:table-cell table:style-name="ce12" office:value-type="float" office:value="942.878126623991" calcext:value-type="float">
            <text:p><text:s text:c="3"/>943 </text:p>
          </table:table-cell>
          <table:table-cell table:style-name="ce12" office:value-type="float" office:value="64.5649929008513" calcext:value-type="float">
            <text:p><text:s text:c="3"/>65 </text:p>
          </table:table-cell>
          <table:table-cell table:style-name="ce12" office:value-type="float" office:value="1879.88691914012" calcext:value-type="float">
            <text:p><text:s text:c="2"/>1 880 </text:p>
          </table:table-cell>
          <table:table-cell table:style-name="ce12" office:value-type="float" office:value="13.7788840916231" calcext:value-type="float">
            <text:p><text:s text:c="3"/>14 </text:p>
          </table:table-cell>
          <table:table-cell table:style-name="ce12" office:value-type="float" office:value="531.279284799429" calcext:value-type="float">
            <text:p><text:s text:c="3"/>53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pá</text:p>
          </table:table-cell>
          <table:table-cell table:style-name="ce12" office:value-type="float" office:value="51.7741023498641" calcext:value-type="float">
            <text:p><text:s text:c="3"/>52 </text:p>
          </table:table-cell>
          <table:table-cell table:style-name="ce12" office:value-type="float" office:value="505.645386996457" calcext:value-type="float">
            <text:p><text:s text:c="3"/>506 </text:p>
          </table:table-cell>
          <table:table-cell table:style-name="ce12" office:value-type="float" office:value="34.8604503281588" calcext:value-type="float">
            <text:p><text:s text:c="3"/>35 </text:p>
          </table:table-cell>
          <table:table-cell table:style-name="ce12" office:value-type="float" office:value="135.550741243411" calcext:value-type="float">
            <text:p><text:s text:c="3"/>136 </text:p>
          </table:table-cell>
          <table:table-cell table:style-name="ce12" office:value-type="float" office:value="4.81505452698959" calcext:value-type="float">
            <text:p><text:s text:c="3"/>5 </text:p>
          </table:table-cell>
          <table:table-cell table:style-name="ce12" office:value-type="float" office:value="71.607154312964" calcext:value-type="float">
            <text:p><text:s text:c="3"/>72 </text:p>
          </table:table-cell>
          <table:table-cell table:style-name="ce12" office:value-type="float" office:value="8.54004628617612" calcext:value-type="float">
            <text:p><text:s text:c="3"/>9 </text:p>
          </table:table-cell>
          <table:table-cell table:style-name="ce12" office:value-type="float" office:value="211.323939767919" calcext:value-type="float">
            <text:p><text:s text:c="3"/>211 </text:p>
          </table:table-cell>
          <table:table-cell table:style-name="ce12" office:value-type="float" office:value="3.55855120853947" calcext:value-type="float">
            <text:p><text:s text:c="3"/>4 </text:p>
          </table:table-cell>
          <table:table-cell table:style-name="ce12" office:value-type="float" office:value="87.1635516721659" calcext:value-type="float">
            <text:p><text:s text:c="3"/>87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2" office:value-type="float" office:value="134.87839348354" calcext:value-type="float">
            <text:p><text:s text:c="3"/>135 </text:p>
          </table:table-cell>
          <table:table-cell table:style-name="ce12" office:value-type="float" office:value="983.087954450221" calcext:value-type="float">
            <text:p><text:s text:c="3"/>983 </text:p>
          </table:table-cell>
          <table:table-cell table:style-name="ce12" office:value-type="float" office:value="97.4317464016129" calcext:value-type="float">
            <text:p><text:s text:c="3"/>97 </text:p>
          </table:table-cell>
          <table:table-cell table:style-name="ce12" office:value-type="float" office:value="345.878205281596" calcext:value-type="float">
            <text:p><text:s text:c="3"/>346 </text:p>
          </table:table-cell>
          <table:table-cell table:style-name="ce12" office:value-type="float" office:value="13.5399029928007" calcext:value-type="float">
            <text:p><text:s text:c="3"/>14 </text:p>
          </table:table-cell>
          <table:table-cell table:style-name="ce12" office:value-type="float" office:value="136.609494858441" calcext:value-type="float">
            <text:p><text:s text:c="3"/>137 </text:p>
          </table:table-cell>
          <table:table-cell table:style-name="ce12" office:value-type="float" office:value="17.9475375780641" calcext:value-type="float">
            <text:p><text:s text:c="3"/>18 </text:p>
          </table:table-cell>
          <table:table-cell table:style-name="ce12" office:value-type="float" office:value="359.540520525112" calcext:value-type="float">
            <text:p><text:s text:c="3"/>360 </text:p>
          </table:table-cell>
          <table:table-cell table:style-name="ce12" office:value-type="float" office:value="5.95920651106261" calcext:value-type="float">
            <text:p><text:s text:c="3"/>6 </text:p>
          </table:table-cell>
          <table:table-cell table:style-name="ce12" office:value-type="float" office:value="141.059733785074" calcext:value-type="float">
            <text:p><text:s text:c="3"/>141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1" office:value-type="float" office:value="5145.02969985978" calcext:value-type="float">
            <text:p><text:s text:c="2"/>5 145 </text:p>
          </table:table-cell>
          <table:table-cell table:style-name="ce11" office:value-type="float" office:value="36961.785095172" calcext:value-type="float">
            <text:p><text:s text:c="2"/>36 962 </text:p>
          </table:table-cell>
          <table:table-cell table:style-name="ce11" office:value-type="float" office:value="3814.39888597794" calcext:value-type="float">
            <text:p><text:s text:c="2"/>3 814 </text:p>
          </table:table-cell>
          <table:table-cell table:style-name="ce11" office:value-type="float" office:value="14942.7602051446" calcext:value-type="float">
            <text:p><text:s text:c="2"/>14 943 </text:p>
          </table:table-cell>
          <table:table-cell table:style-name="ce11" office:value-type="float" office:value="435.862487091792" calcext:value-type="float">
            <text:p><text:s text:c="3"/>436 </text:p>
          </table:table-cell>
          <table:table-cell table:style-name="ce11" office:value-type="float" office:value="5151.05953325959" calcext:value-type="float">
            <text:p><text:s text:c="2"/>5 151 </text:p>
          </table:table-cell>
          <table:table-cell table:style-name="ce11" office:value-type="float" office:value="705.513470825027" calcext:value-type="float">
            <text:p><text:s text:c="3"/>706 </text:p>
          </table:table-cell>
          <table:table-cell table:style-name="ce11" office:value-type="float" office:value="12556.1566339759" calcext:value-type="float">
            <text:p><text:s text:c="2"/>12 556 </text:p>
          </table:table-cell>
          <table:table-cell table:style-name="ce11" office:value-type="float" office:value="189.254855965023" calcext:value-type="float">
            <text:p><text:s text:c="3"/>189 </text:p>
          </table:table-cell>
          <table:table-cell table:style-name="ce11" office:value-type="float" office:value="4311.80872279216" calcext:value-type="float">
            <text:p><text:s text:c="2"/>4 312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2" office:value-type="float" office:value="574.72978880948" calcext:value-type="float">
            <text:p><text:s text:c="3"/>575 </text:p>
          </table:table-cell>
          <table:table-cell table:style-name="ce12" office:value-type="float" office:value="4275.48392981843" calcext:value-type="float">
            <text:p><text:s text:c="2"/>4 275 </text:p>
          </table:table-cell>
          <table:table-cell table:style-name="ce12" office:value-type="float" office:value="450.299752942192" calcext:value-type="float">
            <text:p><text:s text:c="3"/>450 </text:p>
          </table:table-cell>
          <table:table-cell table:style-name="ce12" office:value-type="float" office:value="1734.53813885939" calcext:value-type="float">
            <text:p><text:s text:c="2"/>1 735 </text:p>
          </table:table-cell>
          <table:table-cell table:style-name="ce12" office:value-type="float" office:value="47.8764299410116" calcext:value-type="float">
            <text:p><text:s text:c="3"/>48 </text:p>
          </table:table-cell>
          <table:table-cell table:style-name="ce12" office:value-type="float" office:value="691.892818315202" calcext:value-type="float">
            <text:p><text:s text:c="3"/>692 </text:p>
          </table:table-cell>
          <table:table-cell table:style-name="ce12" office:value-type="float" office:value="63.6447279777909" calcext:value-type="float">
            <text:p><text:s text:c="3"/>64 </text:p>
          </table:table-cell>
          <table:table-cell table:style-name="ce12" office:value-type="float" office:value="1474.09208491788" calcext:value-type="float">
            <text:p><text:s text:c="2"/>1 474 </text:p>
          </table:table-cell>
          <table:table-cell table:style-name="ce12" office:value-type="float" office:value="12.9088779484853" calcext:value-type="float">
            <text:p><text:s text:c="3"/>13 </text:p>
          </table:table-cell>
          <table:table-cell table:style-name="ce12" office:value-type="float" office:value="374.960887726035" calcext:value-type="float">
            <text:p><text:s text:c="3"/>375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auí</text:p>
          </table:table-cell>
          <table:table-cell table:style-name="ce12" office:value-type="float" office:value="295.299142605197" calcext:value-type="float">
            <text:p><text:s text:c="3"/>295 </text:p>
          </table:table-cell>
          <table:table-cell table:style-name="ce12" office:value-type="float" office:value="2153.20583722234" calcext:value-type="float">
            <text:p><text:s text:c="2"/>2 153 </text:p>
          </table:table-cell>
          <table:table-cell table:style-name="ce12" office:value-type="float" office:value="228.200926331599" calcext:value-type="float">
            <text:p><text:s text:c="3"/>228 </text:p>
          </table:table-cell>
          <table:table-cell table:style-name="ce12" office:value-type="float" office:value="926.512835266104" calcext:value-type="float">
            <text:p><text:s text:c="3"/>927 </text:p>
          </table:table-cell>
          <table:table-cell table:style-name="ce12" office:value-type="float" office:value="20.4882613490547" calcext:value-type="float">
            <text:p><text:s text:c="3"/>20 </text:p>
          </table:table-cell>
          <table:table-cell table:style-name="ce12" office:value-type="float" office:value="284.69346379829" calcext:value-type="float">
            <text:p><text:s text:c="3"/>285 </text:p>
          </table:table-cell>
          <table:table-cell table:style-name="ce12" office:value-type="float" office:value="33.8939612136995" calcext:value-type="float">
            <text:p><text:s text:c="3"/>34 </text:p>
          </table:table-cell>
          <table:table-cell table:style-name="ce12" office:value-type="float" office:value="647.285625097674" calcext:value-type="float">
            <text:p><text:s text:c="3"/>647 </text:p>
          </table:table-cell>
          <table:table-cell table:style-name="ce12" office:value-type="float" office:value="12.7159937108447" calcext:value-type="float">
            <text:p><text:s text:c="3"/>13 </text:p>
          </table:table-cell>
          <table:table-cell table:style-name="ce12" office:value-type="float" office:value="294.713913060278" calcext:value-type="float">
            <text:p><text:s text:c="3"/>295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ará</text:p>
          </table:table-cell>
          <table:table-cell table:style-name="ce12" office:value-type="float" office:value="892.389847246944" calcext:value-type="float">
            <text:p><text:s text:c="3"/>892 </text:p>
          </table:table-cell>
          <table:table-cell table:style-name="ce12" office:value-type="float" office:value="5949.20283269957" calcext:value-type="float">
            <text:p><text:s text:c="2"/>5 949 </text:p>
          </table:table-cell>
          <table:table-cell table:style-name="ce12" office:value-type="float" office:value="643.127478380775" calcext:value-type="float">
            <text:p><text:s text:c="3"/>643 </text:p>
          </table:table-cell>
          <table:table-cell table:style-name="ce12" office:value-type="float" office:value="2246.83630141134" calcext:value-type="float">
            <text:p><text:s text:c="2"/>2 247 </text:p>
          </table:table-cell>
          <table:table-cell table:style-name="ce12" office:value-type="float" office:value="81.8331760606587" calcext:value-type="float">
            <text:p><text:s text:c="3"/>82 </text:p>
          </table:table-cell>
          <table:table-cell table:style-name="ce12" office:value-type="float" office:value="869.634963534074" calcext:value-type="float">
            <text:p><text:s text:c="3"/>870 </text:p>
          </table:table-cell>
          <table:table-cell table:style-name="ce12" office:value-type="float" office:value="129.430511270899" calcext:value-type="float">
            <text:p><text:s text:c="3"/>129 </text:p>
          </table:table-cell>
          <table:table-cell table:style-name="ce12" office:value-type="float" office:value="2175.8790996178" calcext:value-type="float">
            <text:p><text:s text:c="2"/>2 176 </text:p>
          </table:table-cell>
          <table:table-cell table:style-name="ce12" office:value-type="float" office:value="37.9986815346116" calcext:value-type="float">
            <text:p><text:s text:c="3"/>38 </text:p>
          </table:table-cell>
          <table:table-cell table:style-name="ce12" office:value-type="float" office:value="656.852468136417" calcext:value-type="float">
            <text:p><text:s text:c="3"/>657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2" office:value-type="float" office:value="277.39929034653" calcext:value-type="float">
            <text:p><text:s text:c="3"/>277 </text:p>
          </table:table-cell>
          <table:table-cell table:style-name="ce12" office:value-type="float" office:value="2342.03583837899" calcext:value-type="float">
            <text:p><text:s text:c="2"/>2 342 </text:p>
          </table:table-cell>
          <table:table-cell table:style-name="ce12" office:value-type="float" office:value="203.462647332263" calcext:value-type="float">
            <text:p><text:s text:c="3"/>203 </text:p>
          </table:table-cell>
          <table:table-cell table:style-name="ce12" office:value-type="float" office:value="908.905221021632" calcext:value-type="float">
            <text:p><text:s text:c="3"/>909 </text:p>
          </table:table-cell>
          <table:table-cell table:style-name="ce12" office:value-type="float" office:value="24.8795101756351" calcext:value-type="float">
            <text:p><text:s text:c="3"/>25 </text:p>
          </table:table-cell>
          <table:table-cell table:style-name="ce12" office:value-type="float" office:value="334.787016935662" calcext:value-type="float">
            <text:p><text:s text:c="3"/>335 </text:p>
          </table:table-cell>
          <table:table-cell table:style-name="ce12" office:value-type="float" office:value="41.9681188138001" calcext:value-type="float">
            <text:p><text:s text:c="3"/>42 </text:p>
          </table:table-cell>
          <table:table-cell table:style-name="ce12" office:value-type="float" office:value="777.68359241068" calcext:value-type="float">
            <text:p><text:s text:c="3"/>778 </text:p>
          </table:table-cell>
          <table:table-cell table:style-name="ce12" office:value-type="float" office:value="7.08901402483167" calcext:value-type="float">
            <text:p><text:s text:c="3"/>7 </text:p>
          </table:table-cell>
          <table:table-cell table:style-name="ce12" office:value-type="float" office:value="320.660008011024" calcext:value-type="float">
            <text:p><text:s text:c="3"/>32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2" office:value-type="float" office:value="390.927764812942" calcext:value-type="float">
            <text:p><text:s text:c="3"/>391 </text:p>
          </table:table-cell>
          <table:table-cell table:style-name="ce12" office:value-type="float" office:value="2596.75980401287" calcext:value-type="float">
            <text:p><text:s text:c="2"/>2 597 </text:p>
          </table:table-cell>
          <table:table-cell table:style-name="ce12" office:value-type="float" office:value="294.262783025479" calcext:value-type="float">
            <text:p><text:s text:c="3"/>294 </text:p>
          </table:table-cell>
          <table:table-cell table:style-name="ce12" office:value-type="float" office:value="1106.64959034894" calcext:value-type="float">
            <text:p><text:s text:c="2"/>1 107 </text:p>
          </table:table-cell>
          <table:table-cell table:style-name="ce12" office:value-type="float" office:value="33.0304809960809" calcext:value-type="float">
            <text:p><text:s text:c="3"/>33 </text:p>
          </table:table-cell>
          <table:table-cell table:style-name="ce12" office:value-type="float" office:value="350.509734097159" calcext:value-type="float">
            <text:p><text:s text:c="3"/>351 </text:p>
          </table:table-cell>
          <table:table-cell table:style-name="ce12" office:value-type="float" office:value="46.767636125737" calcext:value-type="float">
            <text:p><text:s text:c="3"/>47 </text:p>
          </table:table-cell>
          <table:table-cell table:style-name="ce12" office:value-type="float" office:value="799.13265609685" calcext:value-type="float">
            <text:p><text:s text:c="3"/>799 </text:p>
          </table:table-cell>
          <table:table-cell table:style-name="ce12" office:value-type="float" office:value="16.8668646656448" calcext:value-type="float">
            <text:p><text:s text:c="3"/>17 </text:p>
          </table:table-cell>
          <table:table-cell table:style-name="ce12" office:value-type="float" office:value="340.467823469926" calcext:value-type="float">
            <text:p><text:s text:c="3"/>34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2" office:value-type="float" office:value="777.996286419935" calcext:value-type="float">
            <text:p><text:s text:c="3"/>778 </text:p>
          </table:table-cell>
          <table:table-cell table:style-name="ce12" office:value-type="float" office:value="6321.22333598244" calcext:value-type="float">
            <text:p><text:s text:c="2"/>6 321 </text:p>
          </table:table-cell>
          <table:table-cell table:style-name="ce12" office:value-type="float" office:value="537.193754154373" calcext:value-type="float">
            <text:p><text:s text:c="3"/>537 </text:p>
          </table:table-cell>
          <table:table-cell table:style-name="ce12" office:value-type="float" office:value="2335.32557549652" calcext:value-type="float">
            <text:p><text:s text:c="2"/>2 335 </text:p>
          </table:table-cell>
          <table:table-cell table:style-name="ce12" office:value-type="float" office:value="78.755701905195" calcext:value-type="float">
            <text:p><text:s text:c="3"/>79 </text:p>
          </table:table-cell>
          <table:table-cell table:style-name="ce12" office:value-type="float" office:value="788.160706651007" calcext:value-type="float">
            <text:p><text:s text:c="3"/>788 </text:p>
          </table:table-cell>
          <table:table-cell table:style-name="ce12" office:value-type="float" office:value="117.724336848572" calcext:value-type="float">
            <text:p><text:s text:c="3"/>118 </text:p>
          </table:table-cell>
          <table:table-cell table:style-name="ce12" office:value-type="float" office:value="2363.49594915801" calcext:value-type="float">
            <text:p><text:s text:c="2"/>2 363 </text:p>
          </table:table-cell>
          <table:table-cell table:style-name="ce12" office:value-type="float" office:value="44.3224935117958" calcext:value-type="float">
            <text:p><text:s text:c="3"/>44 </text:p>
          </table:table-cell>
          <table:table-cell table:style-name="ce12" office:value-type="float" office:value="834.241104676889" calcext:value-type="float">
            <text:p><text:s text:c="3"/>834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2" office:value-type="float" office:value="278.892799252307" calcext:value-type="float">
            <text:p><text:s text:c="3"/>279 </text:p>
          </table:table-cell>
          <table:table-cell table:style-name="ce12" office:value-type="float" office:value="2123.51129594079" calcext:value-type="float">
            <text:p><text:s text:c="2"/>2 124 </text:p>
          </table:table-cell>
          <table:table-cell table:style-name="ce12" office:value-type="float" office:value="213.928688846521" calcext:value-type="float">
            <text:p><text:s text:c="3"/>214 </text:p>
          </table:table-cell>
          <table:table-cell table:style-name="ce12" office:value-type="float" office:value="913.879581735129" calcext:value-type="float">
            <text:p><text:s text:c="3"/>914 </text:p>
          </table:table-cell>
          <table:table-cell table:style-name="ce12" office:value-type="float" office:value="22.1922485992224" calcext:value-type="float">
            <text:p><text:s text:c="3"/>22 </text:p>
          </table:table-cell>
          <table:table-cell table:style-name="ce12" office:value-type="float" office:value="296.471659393946" calcext:value-type="float">
            <text:p><text:s text:c="3"/>296 </text:p>
          </table:table-cell>
          <table:table-cell table:style-name="ce12" office:value-type="float" office:value="30.8374848789494" calcext:value-type="float">
            <text:p><text:s text:c="3"/>31 </text:p>
          </table:table-cell>
          <table:table-cell table:style-name="ce12" office:value-type="float" office:value="659.806454211569" calcext:value-type="float">
            <text:p><text:s text:c="3"/>660 </text:p>
          </table:table-cell>
          <table:table-cell table:style-name="ce12" office:value-type="float" office:value="11.9343769276145" calcext:value-type="float">
            <text:p><text:s text:c="3"/>12 </text:p>
          </table:table-cell>
          <table:table-cell table:style-name="ce12" office:value-type="float" office:value="253.353600600142" calcext:value-type="float">
            <text:p><text:s text:c="3"/>25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2" office:value-type="float" office:value="258.12995561887" calcext:value-type="float">
            <text:p><text:s text:c="3"/>258 </text:p>
          </table:table-cell>
          <table:table-cell table:style-name="ce12" office:value-type="float" office:value="1445.02026903779" calcext:value-type="float">
            <text:p><text:s text:c="2"/>1 445 </text:p>
          </table:table-cell>
          <table:table-cell table:style-name="ce12" office:value-type="float" office:value="183.123276392276" calcext:value-type="float">
            <text:p><text:s text:c="3"/>183 </text:p>
          </table:table-cell>
          <table:table-cell table:style-name="ce12" office:value-type="float" office:value="582.334054304009" calcext:value-type="float">
            <text:p><text:s text:c="3"/>582 </text:p>
          </table:table-cell>
          <table:table-cell table:style-name="ce12" office:value-type="float" office:value="23.2492409736479" calcext:value-type="float">
            <text:p><text:s text:c="3"/>23 </text:p>
          </table:table-cell>
          <table:table-cell table:style-name="ce12" office:value-type="float" office:value="205.098900344489" calcext:value-type="float">
            <text:p><text:s text:c="3"/>205 </text:p>
          </table:table-cell>
          <table:table-cell table:style-name="ce12" office:value-type="float" office:value="39.0678322702448" calcext:value-type="float">
            <text:p><text:s text:c="3"/>39 </text:p>
          </table:table-cell>
          <table:table-cell table:style-name="ce12" office:value-type="float" office:value="483.924649978599" calcext:value-type="float">
            <text:p><text:s text:c="3"/>484 </text:p>
          </table:table-cell>
          <table:table-cell table:style-name="ce12" office:value-type="float" office:value="12.6896059827011" calcext:value-type="float">
            <text:p><text:s text:c="3"/>13 </text:p>
          </table:table-cell>
          <table:table-cell table:style-name="ce12" office:value-type="float" office:value="173.662664410699" calcext:value-type="float">
            <text:p><text:s text:c="3"/>174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hia</text:p>
          </table:table-cell>
          <table:table-cell table:style-name="ce12" office:value-type="float" office:value="1399.26482474757" calcext:value-type="float">
            <text:p><text:s text:c="2"/>1 399 </text:p>
          </table:table-cell>
          <table:table-cell table:style-name="ce12" office:value-type="float" office:value="9755.34195207877" calcext:value-type="float">
            <text:p><text:s text:c="2"/>9 755 </text:p>
          </table:table-cell>
          <table:table-cell table:style-name="ce12" office:value-type="float" office:value="1060.79957857246" calcext:value-type="float">
            <text:p><text:s text:c="2"/>1 061 </text:p>
          </table:table-cell>
          <table:table-cell table:style-name="ce12" office:value-type="float" office:value="4187.77890670152" calcext:value-type="float">
            <text:p><text:s text:c="2"/>4 188 </text:p>
          </table:table-cell>
          <table:table-cell table:style-name="ce12" office:value-type="float" office:value="103.557437091286" calcext:value-type="float">
            <text:p><text:s text:c="3"/>104 </text:p>
          </table:table-cell>
          <table:table-cell table:style-name="ce12" office:value-type="float" office:value="1329.81027018976" calcext:value-type="float">
            <text:p><text:s text:c="2"/>1 330 </text:p>
          </table:table-cell>
          <table:table-cell table:style-name="ce12" office:value-type="float" office:value="202.178861425335" calcext:value-type="float">
            <text:p><text:s text:c="3"/>202 </text:p>
          </table:table-cell>
          <table:table-cell table:style-name="ce12" office:value-type="float" office:value="3174.8565224868" calcext:value-type="float">
            <text:p><text:s text:c="2"/>3 175 </text:p>
          </table:table-cell>
          <table:table-cell table:style-name="ce12" office:value-type="float" office:value="32.7289476584932" calcext:value-type="float">
            <text:p><text:s text:c="3"/>33 </text:p>
          </table:table-cell>
          <table:table-cell table:style-name="ce12" office:value-type="float" office:value="1062.89625270075" calcext:value-type="float">
            <text:p><text:s text:c="2"/>1 063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1" office:value-type="float" office:value="6690.18204904003" calcext:value-type="float">
            <text:p><text:s text:c="2"/>6 690 </text:p>
          </table:table-cell>
          <table:table-cell table:style-name="ce11" office:value-type="float" office:value="62458.3126651654" calcext:value-type="float">
            <text:p><text:s text:c="2"/>62 458 </text:p>
          </table:table-cell>
          <table:table-cell table:style-name="ce11" office:value-type="float" office:value="4139.23786875292" calcext:value-type="float">
            <text:p><text:s text:c="2"/>4 139 </text:p>
          </table:table-cell>
          <table:table-cell table:style-name="ce11" office:value-type="float" office:value="15828.8070399199" calcext:value-type="float">
            <text:p><text:s text:c="2"/>15 829 </text:p>
          </table:table-cell>
          <table:table-cell table:style-name="ce11" office:value-type="float" office:value="772.809772244845" calcext:value-type="float">
            <text:p><text:s text:c="3"/>773 </text:p>
          </table:table-cell>
          <table:table-cell table:style-name="ce11" office:value-type="float" office:value="9065.6201743062" calcext:value-type="float">
            <text:p><text:s text:c="2"/>9 066 </text:p>
          </table:table-cell>
          <table:table-cell table:style-name="ce11" office:value-type="float" office:value="1352.50907030768" calcext:value-type="float">
            <text:p><text:s text:c="2"/>1 353 </text:p>
          </table:table-cell>
          <table:table-cell table:style-name="ce11" office:value-type="float" office:value="24899.7113010309" calcext:value-type="float">
            <text:p><text:s text:c="2"/>24 900 </text:p>
          </table:table-cell>
          <table:table-cell table:style-name="ce11" office:value-type="float" office:value="425.625337734581" calcext:value-type="float">
            <text:p><text:s text:c="3"/>426 </text:p>
          </table:table-cell>
          <table:table-cell table:style-name="ce11" office:value-type="float" office:value="12664.1741499086" calcext:value-type="float">
            <text:p><text:s text:c="2"/>12 664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2" office:value-type="float" office:value="1907.06527426109" calcext:value-type="float">
            <text:p><text:s text:c="2"/>1 907 </text:p>
          </table:table-cell>
          <table:table-cell table:style-name="ce12" office:value-type="float" office:value="14671.8691062801" calcext:value-type="float">
            <text:p><text:s text:c="2"/>14 672 </text:p>
          </table:table-cell>
          <table:table-cell table:style-name="ce12" office:value-type="float" office:value="1365.51936902267" calcext:value-type="float">
            <text:p><text:s text:c="2"/>1 366 </text:p>
          </table:table-cell>
          <table:table-cell table:style-name="ce12" office:value-type="float" office:value="4834.70081818769" calcext:value-type="float">
            <text:p><text:s text:c="2"/>4 835 </text:p>
          </table:table-cell>
          <table:table-cell table:style-name="ce12" office:value-type="float" office:value="164.440859806739" calcext:value-type="float">
            <text:p><text:s text:c="3"/>164 </text:p>
          </table:table-cell>
          <table:table-cell table:style-name="ce12" office:value-type="float" office:value="2274.4036339053" calcext:value-type="float">
            <text:p><text:s text:c="2"/>2 274 </text:p>
          </table:table-cell>
          <table:table-cell table:style-name="ce12" office:value-type="float" office:value="295.697734415578" calcext:value-type="float">
            <text:p><text:s text:c="3"/>296 </text:p>
          </table:table-cell>
          <table:table-cell table:style-name="ce12" office:value-type="float" office:value="5309.69180203987" calcext:value-type="float">
            <text:p><text:s text:c="2"/>5 310 </text:p>
          </table:table-cell>
          <table:table-cell table:style-name="ce12" office:value-type="float" office:value="81.4073110161076" calcext:value-type="float">
            <text:p><text:s text:c="3"/>81 </text:p>
          </table:table-cell>
          <table:table-cell table:style-name="ce12" office:value-type="float" office:value="2253.07285214748" calcext:value-type="float">
            <text:p><text:s text:c="2"/>2 25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2" office:value-type="float" office:value="302.354976235333" calcext:value-type="float">
            <text:p><text:s text:c="3"/>302 </text:p>
          </table:table-cell>
          <table:table-cell table:style-name="ce12" office:value-type="float" office:value="2729.30678854613" calcext:value-type="float">
            <text:p><text:s text:c="2"/>2 729 </text:p>
          </table:table-cell>
          <table:table-cell table:style-name="ce12" office:value-type="float" office:value="207.187569614544" calcext:value-type="float">
            <text:p><text:s text:c="3"/>207 </text:p>
          </table:table-cell>
          <table:table-cell table:style-name="ce12" office:value-type="float" office:value="837.895105630082" calcext:value-type="float">
            <text:p><text:s text:c="3"/>838 </text:p>
          </table:table-cell>
          <table:table-cell table:style-name="ce12" office:value-type="float" office:value="40.8359366269056" calcext:value-type="float">
            <text:p><text:s text:c="3"/>41 </text:p>
          </table:table-cell>
          <table:table-cell table:style-name="ce12" office:value-type="float" office:value="382.755302874183" calcext:value-type="float">
            <text:p><text:s text:c="3"/>383 </text:p>
          </table:table-cell>
          <table:table-cell table:style-name="ce12" office:value-type="float" office:value="42.3323915757865" calcext:value-type="float">
            <text:p><text:s text:c="3"/>42 </text:p>
          </table:table-cell>
          <table:table-cell table:style-name="ce12" office:value-type="float" office:value="1067.46884578535" calcext:value-type="float">
            <text:p><text:s text:c="2"/>1 067 </text:p>
          </table:table-cell>
          <table:table-cell table:style-name="ce12" office:value-type="float" office:value="11.9990784180973" calcext:value-type="float">
            <text:p><text:s text:c="3"/>12 </text:p>
          </table:table-cell>
          <table:table-cell table:style-name="ce12" office:value-type="float" office:value="441.187534256503" calcext:value-type="float">
            <text:p><text:s text:c="3"/>44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2" office:value-type="float" office:value="1306.98407735658" calcext:value-type="float">
            <text:p><text:s text:c="2"/>1 307 </text:p>
          </table:table-cell>
          <table:table-cell table:style-name="ce12" office:value-type="float" office:value="12408.3243691857" calcext:value-type="float">
            <text:p><text:s text:c="2"/>12 408 </text:p>
          </table:table-cell>
          <table:table-cell table:style-name="ce12" office:value-type="float" office:value="696.172627759091" calcext:value-type="float">
            <text:p><text:s text:c="3"/>696 </text:p>
          </table:table-cell>
          <table:table-cell table:style-name="ce12" office:value-type="float" office:value="2791.99352254981" calcext:value-type="float">
            <text:p><text:s text:c="2"/>2 792 </text:p>
          </table:table-cell>
          <table:table-cell table:style-name="ce12" office:value-type="float" office:value="171.653125518015" calcext:value-type="float">
            <text:p><text:s text:c="3"/>172 </text:p>
          </table:table-cell>
          <table:table-cell table:style-name="ce12" office:value-type="float" office:value="1889.15447768975" calcext:value-type="float">
            <text:p><text:s text:c="2"/>1 889 </text:p>
          </table:table-cell>
          <table:table-cell table:style-name="ce12" office:value-type="float" office:value="343.218383979249" calcext:value-type="float">
            <text:p><text:s text:c="3"/>343 </text:p>
          </table:table-cell>
          <table:table-cell table:style-name="ce12" office:value-type="float" office:value="5221.28407111137" calcext:value-type="float">
            <text:p><text:s text:c="2"/>5 221 </text:p>
          </table:table-cell>
          <table:table-cell table:style-name="ce12" office:value-type="float" office:value="95.9399401002296" calcext:value-type="float">
            <text:p><text:s text:c="3"/>96 </text:p>
          </table:table-cell>
          <table:table-cell table:style-name="ce12" office:value-type="float" office:value="2505.89229783477" calcext:value-type="float">
            <text:p><text:s text:c="2"/>2 506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2" office:value-type="float" office:value="3173.77772118702" calcext:value-type="float">
            <text:p><text:s text:c="2"/>3 174 </text:p>
          </table:table-cell>
          <table:table-cell table:style-name="ce12" office:value-type="float" office:value="32648.8124011534" calcext:value-type="float">
            <text:p><text:s text:c="2"/>32 649 </text:p>
          </table:table-cell>
          <table:table-cell table:style-name="ce12" office:value-type="float" office:value="1870.35830235662" calcext:value-type="float">
            <text:p><text:s text:c="2"/>1 870 </text:p>
          </table:table-cell>
          <table:table-cell table:style-name="ce12" office:value-type="float" office:value="7364.21759355234" calcext:value-type="float">
            <text:p><text:s text:c="2"/>7 364 </text:p>
          </table:table-cell>
          <table:table-cell table:style-name="ce12" office:value-type="float" office:value="395.879850293185" calcext:value-type="float">
            <text:p><text:s text:c="3"/>396 </text:p>
          </table:table-cell>
          <table:table-cell table:style-name="ce12" office:value-type="float" office:value="4519.30675983696" calcext:value-type="float">
            <text:p><text:s text:c="2"/>4 519 </text:p>
          </table:table-cell>
          <table:table-cell table:style-name="ce12" office:value-type="float" office:value="671.260560337066" calcext:value-type="float">
            <text:p><text:s text:c="3"/>671 </text:p>
          </table:table-cell>
          <table:table-cell table:style-name="ce12" office:value-type="float" office:value="13301.2665820943" calcext:value-type="float">
            <text:p><text:s text:c="2"/>13 301 </text:p>
          </table:table-cell>
          <table:table-cell table:style-name="ce12" office:value-type="float" office:value="236.279008200147" calcext:value-type="float">
            <text:p><text:s text:c="3"/>236 </text:p>
          </table:table-cell>
          <table:table-cell table:style-name="ce12" office:value-type="float" office:value="7464.02146566987" calcext:value-type="float">
            <text:p><text:s text:c="2"/>7 464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1" office:value-type="float" office:value="2222.79494857175" calcext:value-type="float">
            <text:p><text:s text:c="2"/>2 223 </text:p>
          </table:table-cell>
          <table:table-cell table:style-name="ce11" office:value-type="float" office:value="21150.9294666232" calcext:value-type="float">
            <text:p><text:s text:c="2"/>21 151 </text:p>
          </table:table-cell>
          <table:table-cell table:style-name="ce11" office:value-type="float" office:value="1513.55756356726" calcext:value-type="float">
            <text:p><text:s text:c="2"/>1 514 </text:p>
          </table:table-cell>
          <table:table-cell table:style-name="ce11" office:value-type="float" office:value="6297.54333739621" calcext:value-type="float">
            <text:p><text:s text:c="2"/>6 298 </text:p>
          </table:table-cell>
          <table:table-cell table:style-name="ce11" office:value-type="float" office:value="284.465159062105" calcext:value-type="float">
            <text:p><text:s text:c="3"/>284 </text:p>
          </table:table-cell>
          <table:table-cell table:style-name="ce11" office:value-type="float" office:value="3491.06941428741" calcext:value-type="float">
            <text:p><text:s text:c="2"/>3 491 </text:p>
          </table:table-cell>
          <table:table-cell table:style-name="ce11" office:value-type="float" office:value="319.711470578021" calcext:value-type="float">
            <text:p><text:s text:c="3"/>320 </text:p>
          </table:table-cell>
          <table:table-cell table:style-name="ce11" office:value-type="float" office:value="7581.00759977122" calcext:value-type="float">
            <text:p><text:s text:c="2"/>7 581 </text:p>
          </table:table-cell>
          <table:table-cell table:style-name="ce11" office:value-type="float" office:value="105.06075536436" calcext:value-type="float">
            <text:p><text:s text:c="3"/>105 </text:p>
          </table:table-cell>
          <table:table-cell table:style-name="ce11" office:value-type="float" office:value="3781.30911516835" calcext:value-type="float">
            <text:p><text:s text:c="2"/>3 781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2" office:value-type="float" office:value="818.518375761037" calcext:value-type="float">
            <text:p><text:s text:c="3"/>819 </text:p>
          </table:table-cell>
          <table:table-cell table:style-name="ce12" office:value-type="float" office:value="7980.85008512021" calcext:value-type="float">
            <text:p><text:s text:c="2"/>7 981 </text:p>
          </table:table-cell>
          <table:table-cell table:style-name="ce12" office:value-type="float" office:value="576.574136415443" calcext:value-type="float">
            <text:p><text:s text:c="3"/>577 </text:p>
          </table:table-cell>
          <table:table-cell table:style-name="ce12" office:value-type="float" office:value="2414.37198554496" calcext:value-type="float">
            <text:p><text:s text:c="2"/>2 414 </text:p>
          </table:table-cell>
          <table:table-cell table:style-name="ce12" office:value-type="float" office:value="89.5574025096604" calcext:value-type="float">
            <text:p><text:s text:c="3"/>90 </text:p>
          </table:table-cell>
          <table:table-cell table:style-name="ce12" office:value-type="float" office:value="1188.37410326901" calcext:value-type="float">
            <text:p><text:s text:c="2"/>1 188 </text:p>
          </table:table-cell>
          <table:table-cell table:style-name="ce12" office:value-type="float" office:value="111.639174948222" calcext:value-type="float">
            <text:p><text:s text:c="3"/>112 </text:p>
          </table:table-cell>
          <table:table-cell table:style-name="ce12" office:value-type="float" office:value="2818.2738781414" calcext:value-type="float">
            <text:p><text:s text:c="2"/>2 818 </text:p>
          </table:table-cell>
          <table:table-cell table:style-name="ce12" office:value-type="float" office:value="40.7476618877118" calcext:value-type="float">
            <text:p><text:s text:c="3"/>41 </text:p>
          </table:table-cell>
          <table:table-cell table:style-name="ce12" office:value-type="float" office:value="1559.83011816486" calcext:value-type="float">
            <text:p><text:s text:c="2"/>1 56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2" office:value-type="float" office:value="499.262277162389" calcext:value-type="float">
            <text:p><text:s text:c="3"/>499 </text:p>
          </table:table-cell>
          <table:table-cell table:style-name="ce12" office:value-type="float" office:value="5143.18937518721" calcext:value-type="float">
            <text:p><text:s text:c="2"/>5 143 </text:p>
          </table:table-cell>
          <table:table-cell table:style-name="ce12" office:value-type="float" office:value="319.303282309499" calcext:value-type="float">
            <text:p><text:s text:c="3"/>319 </text:p>
          </table:table-cell>
          <table:table-cell table:style-name="ce12" office:value-type="float" office:value="1399.73216755371" calcext:value-type="float">
            <text:p><text:s text:c="2"/>1 400 </text:p>
          </table:table-cell>
          <table:table-cell table:style-name="ce12" office:value-type="float" office:value="73.4269971837085" calcext:value-type="float">
            <text:p><text:s text:c="3"/>73 </text:p>
          </table:table-cell>
          <table:table-cell table:style-name="ce12" office:value-type="float" office:value="919.166747057366" calcext:value-type="float">
            <text:p><text:s text:c="3"/>919 </text:p>
          </table:table-cell>
          <table:table-cell table:style-name="ce12" office:value-type="float" office:value="87.4011960847406" calcext:value-type="float">
            <text:p><text:s text:c="3"/>87 </text:p>
          </table:table-cell>
          <table:table-cell table:style-name="ce12" office:value-type="float" office:value="1925.74269744689" calcext:value-type="float">
            <text:p><text:s text:c="2"/>1 926 </text:p>
          </table:table-cell>
          <table:table-cell table:style-name="ce12" office:value-type="float" office:value="19.1308015844415" calcext:value-type="float">
            <text:p><text:s text:c="3"/>19 </text:p>
          </table:table-cell>
          <table:table-cell table:style-name="ce12" office:value-type="float" office:value="898.547763129208" calcext:value-type="float">
            <text:p><text:s text:c="3"/>89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2" office:value-type="float" office:value="905.014295648322" calcext:value-type="float">
            <text:p><text:s text:c="3"/>905 </text:p>
          </table:table-cell>
          <table:table-cell table:style-name="ce12" office:value-type="float" office:value="8026.89000631581" calcext:value-type="float">
            <text:p><text:s text:c="2"/>8 027 </text:p>
          </table:table-cell>
          <table:table-cell table:style-name="ce12" office:value-type="float" office:value="617.68014484232" calcext:value-type="float">
            <text:p><text:s text:c="3"/>618 </text:p>
          </table:table-cell>
          <table:table-cell table:style-name="ce12" office:value-type="float" office:value="2483.43918429755" calcext:value-type="float">
            <text:p><text:s text:c="2"/>2 483 </text:p>
          </table:table-cell>
          <table:table-cell table:style-name="ce12" office:value-type="float" office:value="121.480759368736" calcext:value-type="float">
            <text:p><text:s text:c="3"/>121 </text:p>
          </table:table-cell>
          <table:table-cell table:style-name="ce12" office:value-type="float" office:value="1383.52856396103" calcext:value-type="float">
            <text:p><text:s text:c="2"/>1 384 </text:p>
          </table:table-cell>
          <table:table-cell table:style-name="ce12" office:value-type="float" office:value="120.671099545059" calcext:value-type="float">
            <text:p><text:s text:c="3"/>121 </text:p>
          </table:table-cell>
          <table:table-cell table:style-name="ce12" office:value-type="float" office:value="2836.99102418293" calcext:value-type="float">
            <text:p><text:s text:c="2"/>2 837 </text:p>
          </table:table-cell>
          <table:table-cell table:style-name="ce12" office:value-type="float" office:value="45.1822918922071" calcext:value-type="float">
            <text:p><text:s text:c="3"/>45 </text:p>
          </table:table-cell>
          <table:table-cell table:style-name="ce12" office:value-type="float" office:value="1322.93123387429" calcext:value-type="float">
            <text:p><text:s text:c="2"/>1 323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1" office:value-type="float" office:value="1052.00590679968" calcext:value-type="float">
            <text:p><text:s text:c="2"/>1 052 </text:p>
          </table:table-cell>
          <table:table-cell table:style-name="ce11" office:value-type="float" office:value="10995.6361402308" calcext:value-type="float">
            <text:p><text:s text:c="2"/>10 996 </text:p>
          </table:table-cell>
          <table:table-cell table:style-name="ce11" office:value-type="float" office:value="702.690140017015" calcext:value-type="float">
            <text:p><text:s text:c="3"/>703 </text:p>
          </table:table-cell>
          <table:table-cell table:style-name="ce11" office:value-type="float" office:value="3223.27049952667" calcext:value-type="float">
            <text:p><text:s text:c="2"/>3 223 </text:p>
          </table:table-cell>
          <table:table-cell table:style-name="ce11" office:value-type="float" office:value="129.784337618429" calcext:value-type="float">
            <text:p><text:s text:c="3"/>130 </text:p>
          </table:table-cell>
          <table:table-cell table:style-name="ce11" office:value-type="float" office:value="1685.01394582269" calcext:value-type="float">
            <text:p><text:s text:c="2"/>1 685 </text:p>
          </table:table-cell>
          <table:table-cell table:style-name="ce11" office:value-type="float" office:value="165.025793033641" calcext:value-type="float">
            <text:p><text:s text:c="3"/>165 </text:p>
          </table:table-cell>
          <table:table-cell table:style-name="ce11" office:value-type="float" office:value="3940.64603895935" calcext:value-type="float">
            <text:p><text:s text:c="2"/>3 941 </text:p>
          </table:table-cell>
          <table:table-cell table:style-name="ce11" office:value-type="float" office:value="54.505636130593" calcext:value-type="float">
            <text:p><text:s text:c="3"/>55 </text:p>
          </table:table-cell>
          <table:table-cell table:style-name="ce11" office:value-type="float" office:value="2146.70565592212" calcext:value-type="float">
            <text:p><text:s text:c="2"/>2 147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2" office:value-type="float" office:value="182.357012470225" calcext:value-type="float">
            <text:p><text:s text:c="3"/>182 </text:p>
          </table:table-cell>
          <table:table-cell table:style-name="ce12" office:value-type="float" office:value="1801.74898213602" calcext:value-type="float">
            <text:p><text:s text:c="2"/>1 802 </text:p>
          </table:table-cell>
          <table:table-cell table:style-name="ce12" office:value-type="float" office:value="126.555620572365" calcext:value-type="float">
            <text:p><text:s text:c="3"/>127 </text:p>
          </table:table-cell>
          <table:table-cell table:style-name="ce12" office:value-type="float" office:value="576.813653635163" calcext:value-type="float">
            <text:p><text:s text:c="3"/>577 </text:p>
          </table:table-cell>
          <table:table-cell table:style-name="ce12" office:value-type="float" office:value="28.2389034633464" calcext:value-type="float">
            <text:p><text:s text:c="3"/>28 </text:p>
          </table:table-cell>
          <table:table-cell table:style-name="ce12" office:value-type="float" office:value="284.277317279165" calcext:value-type="float">
            <text:p><text:s text:c="3"/>284 </text:p>
          </table:table-cell>
          <table:table-cell table:style-name="ce12" office:value-type="float" office:value="17.1449218469878" calcext:value-type="float">
            <text:p><text:s text:c="3"/>17 </text:p>
          </table:table-cell>
          <table:table-cell table:style-name="ce12" office:value-type="float" office:value="609.622077384483" calcext:value-type="float">
            <text:p><text:s text:c="3"/>610 </text:p>
          </table:table-cell>
          <table:table-cell table:style-name="ce12" office:value-type="float" office:value="10.4175665875259" calcext:value-type="float">
            <text:p><text:s text:c="3"/>10 </text:p>
          </table:table-cell>
          <table:table-cell table:style-name="ce12" office:value-type="float" office:value="331.035933837214" calcext:value-type="float">
            <text:p><text:s text:c="3"/>33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2" office:value-type="float" office:value="178.124654762053" calcext:value-type="float">
            <text:p><text:s text:c="3"/>178 </text:p>
          </table:table-cell>
          <table:table-cell table:style-name="ce12" office:value-type="float" office:value="2331.97262208059" calcext:value-type="float">
            <text:p><text:s text:c="2"/>2 332 </text:p>
          </table:table-cell>
          <table:table-cell table:style-name="ce12" office:value-type="float" office:value="113.775882845624" calcext:value-type="float">
            <text:p><text:s text:c="3"/>114 </text:p>
          </table:table-cell>
          <table:table-cell table:style-name="ce12" office:value-type="float" office:value="763.54758101669" calcext:value-type="float">
            <text:p><text:s text:c="3"/>764 </text:p>
          </table:table-cell>
          <table:table-cell table:style-name="ce12" office:value-type="float" office:value="22.3954911548319" calcext:value-type="float">
            <text:p><text:s text:c="3"/>22 </text:p>
          </table:table-cell>
          <table:table-cell table:style-name="ce12" office:value-type="float" office:value="390.879818004373" calcext:value-type="float">
            <text:p><text:s text:c="3"/>391 </text:p>
          </table:table-cell>
          <table:table-cell table:style-name="ce12" office:value-type="float" office:value="35.7430126739013" calcext:value-type="float">
            <text:p><text:s text:c="3"/>36 </text:p>
          </table:table-cell>
          <table:table-cell table:style-name="ce12" office:value-type="float" office:value="787.874164941627" calcext:value-type="float">
            <text:p><text:s text:c="3"/>788 </text:p>
          </table:table-cell>
          <table:table-cell table:style-name="ce12" office:value-type="float" office:value="6.21026808769564" calcext:value-type="float">
            <text:p><text:s text:c="3"/>6 </text:p>
          </table:table-cell>
          <table:table-cell table:style-name="ce12" office:value-type="float" office:value="389.671058117905" calcext:value-type="float">
            <text:p><text:s text:c="3"/>39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iás</text:p>
          </table:table-cell>
          <table:table-cell table:style-name="ce12" office:value-type="float" office:value="547.027791755593" calcext:value-type="float">
            <text:p><text:s text:c="3"/>547 </text:p>
          </table:table-cell>
          <table:table-cell table:style-name="ce12" office:value-type="float" office:value="4698.26428477373" calcext:value-type="float">
            <text:p><text:s text:c="2"/>4 698 </text:p>
          </table:table-cell>
          <table:table-cell table:style-name="ce12" office:value-type="float" office:value="392.881371725578" calcext:value-type="float">
            <text:p><text:s text:c="3"/>393 </text:p>
          </table:table-cell>
          <table:table-cell table:style-name="ce12" office:value-type="float" office:value="1533.60521862599" calcext:value-type="float">
            <text:p><text:s text:c="2"/>1 534 </text:p>
          </table:table-cell>
          <table:table-cell table:style-name="ce12" office:value-type="float" office:value="56.1230586660847" calcext:value-type="float">
            <text:p><text:s text:c="3"/>56 </text:p>
          </table:table-cell>
          <table:table-cell table:style-name="ce12" office:value-type="float" office:value="771.0526765219" calcext:value-type="float">
            <text:p><text:s text:c="3"/>771 </text:p>
          </table:table-cell>
          <table:table-cell table:style-name="ce12" office:value-type="float" office:value="73.4163683135558" calcext:value-type="float">
            <text:p><text:s text:c="3"/>73 </text:p>
          </table:table-cell>
          <table:table-cell table:style-name="ce12" office:value-type="float" office:value="1692.57962373345" calcext:value-type="float">
            <text:p><text:s text:c="2"/>1 693 </text:p>
          </table:table-cell>
          <table:table-cell table:style-name="ce12" office:value-type="float" office:value="24.6069930503741" calcext:value-type="float">
            <text:p><text:s text:c="3"/>25 </text:p>
          </table:table-cell>
          <table:table-cell table:style-name="ce12" office:value-type="float" office:value="701.026765892397" calcext:value-type="float">
            <text:p><text:s text:c="3"/>70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2" office:value-type="float" office:value="144.496447811807" calcext:value-type="float">
            <text:p><text:s text:c="3"/>144 </text:p>
          </table:table-cell>
          <table:table-cell table:style-name="ce12" office:value-type="float" office:value="2163.65025124048" calcext:value-type="float">
            <text:p><text:s text:c="2"/>2 164 </text:p>
          </table:table-cell>
          <table:table-cell table:style-name="ce12" office:value-type="float" office:value="69.4772648734478" calcext:value-type="float">
            <text:p><text:s text:c="3"/>69 </text:p>
          </table:table-cell>
          <table:table-cell table:style-name="ce12" office:value-type="float" office:value="349.304046248824" calcext:value-type="float">
            <text:p><text:s text:c="3"/>349 </text:p>
          </table:table-cell>
          <table:table-cell table:style-name="ce12" office:value-type="float" office:value="23.0268843341665" calcext:value-type="float">
            <text:p><text:s text:c="3"/>23 </text:p>
          </table:table-cell>
          <table:table-cell table:style-name="ce12" office:value-type="float" office:value="238.804134017255" calcext:value-type="float">
            <text:p><text:s text:c="3"/>239 </text:p>
          </table:table-cell>
          <table:table-cell table:style-name="ce12" office:value-type="float" office:value="38.7214901991959" calcext:value-type="float">
            <text:p><text:s text:c="3"/>39 </text:p>
          </table:table-cell>
          <table:table-cell table:style-name="ce12" office:value-type="float" office:value="850.570172899789" calcext:value-type="float">
            <text:p><text:s text:c="3"/>851 </text:p>
          </table:table-cell>
          <table:table-cell table:style-name="ce12" office:value-type="float" office:value="13.2708084049974" calcext:value-type="float">
            <text:p><text:s text:c="3"/>13 </text:p>
          </table:table-cell>
          <table:table-cell table:style-name="ce12" office:value-type="float" office:value="724.971898074606" calcext:value-type="float">
            <text:p><text:s text:c="3"/>725 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0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246" table:default-cell-style-name="ce1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3 - Coeficientes de variação das pessoas de 18 anos ou mais de idade com e sem deficiência, por nível de instrução, segundo as Grandes Regiões e as Unidades da Federação - Brasil - 2019</text:p>
          </table:table-cell>
          <table:covered-table-cell table:number-columns-repeated="10" table:style-name="ce1"/>
          <table:table-cell table:style-name="ce14" table:number-columns-repeated="1013"/>
        </table:table-row>
        <table:table-row table:style-name="ro1">
          <table:covered-table-cell table:number-columns-repeated="11" table:style-name="ce1"/>
          <table:table-cell table:style-name="ce14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Unidades da Federação</text:p>
          </table:table-cell>
          <table:table-cell table:style-name="ce8" office:value-type="string" calcext:value-type="string" table:number-columns-spanned="10" table:number-rows-spanned="1">
            <text:p>Pessoas de 18 anos ou mais de idade (1 000 pessoas)</text:p>
          </table:table-cell>
          <table:covered-table-cell table:number-columns-repeated="9"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3">
            <text:p>Total</text:p>
          </table:table-cell>
          <table:covered-table-cell table:style-name="ce9"/>
          <table:table-cell table:style-name="ce8" office:value-type="string" calcext:value-type="string" table:number-columns-spanned="8" table:number-rows-spanned="1">
            <text:p>Nível de instrução</text:p>
          </table:table-cell>
          <table:covered-table-cell table:number-columns-repeated="6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2" table:style-name="ce9"/>
          <table:table-cell table:style-name="ce9" office:value-type="string" calcext:value-type="string" table:number-columns-spanned="2" table:number-rows-spanned="2">
            <text:p>Sem instrução e fundamental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Fundamental completo e médio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Médio completo e superior incompleto</text:p>
          </table:table-cell>
          <table:covered-table-cell table:style-name="ce9"/>
          <table:table-cell table:style-name="ce8" office:value-type="string" calcext:value-type="string" table:number-columns-spanned="2" table:number-rows-spanned="2">
            <text:p>Superior completo</text:p>
          </table:table-cell>
          <table:covered-table-cell table:style-name="ce8"/>
          <table:table-cell table:style-name="ce15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8" office:value-type="string" calcext:value-type="string" table:number-columns-spanned="1" table:number-rows-spanned="2">
            <text:p>Sem deficiência</text:p>
          </table:table-cell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7" office:value-type="float" office:value="1.37174620204847" calcext:value-type="float">
            <text:p><text:s text:c="3"/>1,4 </text:p>
          </table:table-cell>
          <table:table-cell table:style-name="ce18" office:value-type="float" office:value="0.240017605626877" calcext:value-type="float">
            <text:p><text:s text:c="3"/>0,2 </text:p>
          </table:table-cell>
          <table:table-cell table:style-name="ce18" office:value-type="float" office:value="1.63174712746764" calcext:value-type="float">
            <text:p><text:s text:c="3"/>1,6 </text:p>
          </table:table-cell>
          <table:table-cell table:style-name="ce18" office:value-type="float" office:value="0.842465634242405" calcext:value-type="float">
            <text:p><text:s text:c="3"/>0,8 </text:p>
          </table:table-cell>
          <table:table-cell table:style-name="ce18" office:value-type="float" office:value="3.38126744865043" calcext:value-type="float">
            <text:p><text:s text:c="3"/>3,4 </text:p>
          </table:table-cell>
          <table:table-cell table:style-name="ce18" office:value-type="float" office:value="1.12622067955318" calcext:value-type="float">
            <text:p><text:s text:c="3"/>1,1 </text:p>
          </table:table-cell>
          <table:table-cell table:style-name="ce18" office:value-type="float" office:value="2.91632735376" calcext:value-type="float">
            <text:p><text:s text:c="3"/>2,9 </text:p>
          </table:table-cell>
          <table:table-cell table:style-name="ce18" office:value-type="float" office:value="0.692385411922015" calcext:value-type="float">
            <text:p><text:s text:c="3"/>0,7 </text:p>
          </table:table-cell>
          <table:table-cell table:style-name="ce18" office:value-type="float" office:value="5.16142724012514" calcext:value-type="float">
            <text:p><text:s text:c="3"/>5,2 </text:p>
          </table:table-cell>
          <table:table-cell table:style-name="ce18" office:value-type="float" office:value="2.01021612299355" calcext:value-type="float">
            <text:p><text:s text:c="3"/>2,0 </text:p>
          </table:table-cell>
          <table:table-cell table:style-name="ce14" table:number-columns-repeated="1013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8" office:value-type="float" office:value="2.87932681502351" calcext:value-type="float">
            <text:p><text:s text:c="3"/>2,9 </text:p>
          </table:table-cell>
          <table:table-cell table:style-name="ce20" office:value-type="float" office:value="0.583182813044201" calcext:value-type="float">
            <text:p><text:s text:c="3"/>0,6 </text:p>
          </table:table-cell>
          <table:table-cell table:style-name="ce20" office:value-type="float" office:value="3.38355584435245" calcext:value-type="float">
            <text:p><text:s text:c="3"/>3,4 </text:p>
          </table:table-cell>
          <table:table-cell table:style-name="ce18" office:value-type="float" office:value="1.70917717193212" calcext:value-type="float">
            <text:p><text:s text:c="3"/>1,7 </text:p>
          </table:table-cell>
          <table:table-cell table:style-name="ce18" office:value-type="float" office:value="7.05052126702181" calcext:value-type="float">
            <text:p><text:s text:c="3"/>7,1 </text:p>
          </table:table-cell>
          <table:table-cell table:style-name="ce18" office:value-type="float" office:value="1.90174358489816" calcext:value-type="float">
            <text:p><text:s text:c="3"/>1,9 </text:p>
          </table:table-cell>
          <table:table-cell table:style-name="ce18" office:value-type="float" office:value="6.26559053106223" calcext:value-type="float">
            <text:p><text:s text:c="3"/>6,3 </text:p>
          </table:table-cell>
          <table:table-cell table:style-name="ce18" office:value-type="float" office:value="1.47263149040847" calcext:value-type="float">
            <text:p><text:s text:c="3"/>1,5 </text:p>
          </table:table-cell>
          <table:table-cell table:style-name="ce18" office:value-type="float" office:value="10.361762088742" calcext:value-type="float">
            <text:p><text:s text:c="3"/>10,4 </text:p>
          </table:table-cell>
          <table:table-cell table:style-name="ce18" office:value-type="float" office:value="3.66268460080689" calcext:value-type="float">
            <text:p><text:s text:c="3"/>3,7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9" office:value-type="float" office:value="6.43786541342472" calcext:value-type="float">
            <text:p><text:s text:c="3"/>6,4 </text:p>
          </table:table-cell>
          <table:table-cell table:style-name="ce19" office:value-type="float" office:value="1.03471150816156" calcext:value-type="float">
            <text:p><text:s text:c="3"/>1,0 </text:p>
          </table:table-cell>
          <table:table-cell table:style-name="ce19" office:value-type="float" office:value="7.68011299167637" calcext:value-type="float">
            <text:p><text:s text:c="3"/>7,7 </text:p>
          </table:table-cell>
          <table:table-cell table:style-name="ce19" office:value-type="float" office:value="3.02459782447374" calcext:value-type="float">
            <text:p><text:s text:c="3"/>3,0 </text:p>
          </table:table-cell>
          <table:table-cell table:style-name="ce19" office:value-type="float" office:value="16.813038731924" calcext:value-type="float">
            <text:p><text:s text:c="3"/>16,8 </text:p>
          </table:table-cell>
          <table:table-cell table:style-name="ce19" office:value-type="float" office:value="4.85925490053802" calcext:value-type="float">
            <text:p><text:s text:c="3"/>4,9 </text:p>
          </table:table-cell>
          <table:table-cell table:style-name="ce19" office:value-type="float" office:value="13.0777770862733" calcext:value-type="float">
            <text:p><text:s text:c="3"/>13,1 </text:p>
          </table:table-cell>
          <table:table-cell table:style-name="ce19" office:value-type="float" office:value="3.23407552201054" calcext:value-type="float">
            <text:p><text:s text:c="3"/>3,2 </text:p>
          </table:table-cell>
          <table:table-cell table:style-name="ce19" office:value-type="float" office:value="25.7882781889344" calcext:value-type="float">
            <text:p><text:s text:c="3"/>25,8 </text:p>
          </table:table-cell>
          <table:table-cell table:style-name="ce19" office:value-type="float" office:value="7.0799110922587" calcext:value-type="float">
            <text:p><text:s text:c="3"/>7,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re</text:p>
          </table:table-cell>
          <table:table-cell table:style-name="ce19" office:value-type="float" office:value="5.58820795192556" calcext:value-type="float">
            <text:p><text:s text:c="3"/>5,6 </text:p>
          </table:table-cell>
          <table:table-cell table:style-name="ce19" office:value-type="float" office:value="1.13390203167035" calcext:value-type="float">
            <text:p><text:s text:c="3"/>1,1 </text:p>
          </table:table-cell>
          <table:table-cell table:style-name="ce19" office:value-type="float" office:value="6.51780543276708" calcext:value-type="float">
            <text:p><text:s text:c="3"/>6,5 </text:p>
          </table:table-cell>
          <table:table-cell table:style-name="ce19" office:value-type="float" office:value="3.06880650653019" calcext:value-type="float">
            <text:p><text:s text:c="3"/>3,1 </text:p>
          </table:table-cell>
          <table:table-cell table:style-name="ce19" office:value-type="float" office:value="14.1351272502259" calcext:value-type="float">
            <text:p><text:s text:c="3"/>14,1 </text:p>
          </table:table-cell>
          <table:table-cell table:style-name="ce19" office:value-type="float" office:value="4.29851042747054" calcext:value-type="float">
            <text:p><text:s text:c="3"/>4,3 </text:p>
          </table:table-cell>
          <table:table-cell table:style-name="ce19" office:value-type="float" office:value="13.403182512454" calcext:value-type="float">
            <text:p><text:s text:c="3"/>13,4 </text:p>
          </table:table-cell>
          <table:table-cell table:style-name="ce19" office:value-type="float" office:value="3.14568481318499" calcext:value-type="float">
            <text:p><text:s text:c="3"/>3,1 </text:p>
          </table:table-cell>
          <table:table-cell table:style-name="ce19" office:value-type="float" office:value="18.0758363599365" calcext:value-type="float">
            <text:p><text:s text:c="3"/>18,1 </text:p>
          </table:table-cell>
          <table:table-cell table:style-name="ce19" office:value-type="float" office:value="6.53153394491106" calcext:value-type="float">
            <text:p><text:s text:c="3"/>6,5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9" office:value-type="float" office:value="6.49380830193681" calcext:value-type="float">
            <text:p><text:s text:c="3"/>6,5 </text:p>
          </table:table-cell>
          <table:table-cell table:style-name="ce19" office:value-type="float" office:value="1.17484269559807" calcext:value-type="float">
            <text:p><text:s text:c="3"/>1,2 </text:p>
          </table:table-cell>
          <table:table-cell table:style-name="ce19" office:value-type="float" office:value="7.28754357208283" calcext:value-type="float">
            <text:p><text:s text:c="3"/>7,3 </text:p>
          </table:table-cell>
          <table:table-cell table:style-name="ce19" office:value-type="float" office:value="3.26517388088923" calcext:value-type="float">
            <text:p><text:s text:c="3"/>3,3 </text:p>
          </table:table-cell>
          <table:table-cell table:style-name="ce19" office:value-type="float" office:value="14.9353569560217" calcext:value-type="float">
            <text:p><text:s text:c="3"/>14,9 </text:p>
          </table:table-cell>
          <table:table-cell table:style-name="ce19" office:value-type="float" office:value="4.1851706868425" calcext:value-type="float">
            <text:p><text:s text:c="3"/>4,2 </text:p>
          </table:table-cell>
          <table:table-cell table:style-name="ce19" office:value-type="float" office:value="10.4936431968341" calcext:value-type="float">
            <text:p><text:s text:c="3"/>10,5 </text:p>
          </table:table-cell>
          <table:table-cell table:style-name="ce19" office:value-type="float" office:value="2.46008168434017" calcext:value-type="float">
            <text:p><text:s text:c="3"/>2,5 </text:p>
          </table:table-cell>
          <table:table-cell table:style-name="ce19" office:value-type="float" office:value="25.9513857346109" calcext:value-type="float">
            <text:p><text:s text:c="3"/>26,0 </text:p>
          </table:table-cell>
          <table:table-cell table:style-name="ce19" office:value-type="float" office:value="7.86463264139449" calcext:value-type="float">
            <text:p><text:s text:c="3"/>7,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9" office:value-type="float" office:value="6.48480568761091" calcext:value-type="float">
            <text:p><text:s text:c="3"/>6,5 </text:p>
          </table:table-cell>
          <table:table-cell table:style-name="ce19" office:value-type="float" office:value="1.38808847016032" calcext:value-type="float">
            <text:p><text:s text:c="3"/>1,4 </text:p>
          </table:table-cell>
          <table:table-cell table:style-name="ce19" office:value-type="float" office:value="8.04574582614075" calcext:value-type="float">
            <text:p><text:s text:c="3"/>8,0 </text:p>
          </table:table-cell>
          <table:table-cell table:style-name="ce19" office:value-type="float" office:value="4.90516472819011" calcext:value-type="float">
            <text:p><text:s text:c="3"/>4,9 </text:p>
          </table:table-cell>
          <table:table-cell table:style-name="ce19" office:value-type="float" office:value="17.3387750695396" calcext:value-type="float">
            <text:p><text:s text:c="3"/>17,3 </text:p>
          </table:table-cell>
          <table:table-cell table:style-name="ce19" office:value-type="float" office:value="4.94760155931784" calcext:value-type="float">
            <text:p><text:s text:c="3"/>4,9 </text:p>
          </table:table-cell>
          <table:table-cell table:style-name="ce19" office:value-type="float" office:value="12.5478605160535" calcext:value-type="float">
            <text:p><text:s text:c="3"/>12,5 </text:p>
          </table:table-cell>
          <table:table-cell table:style-name="ce19" office:value-type="float" office:value="2.55218452468708" calcext:value-type="float">
            <text:p><text:s text:c="3"/>2,6 </text:p>
          </table:table-cell>
          <table:table-cell table:style-name="ce19" office:value-type="float" office:value="21.8515052707358" calcext:value-type="float">
            <text:p><text:s text:c="3"/>21,9 </text:p>
          </table:table-cell>
          <table:table-cell table:style-name="ce19" office:value-type="float" office:value="9.8453428395128" calcext:value-type="float">
            <text:p><text:s text:c="3"/>9,8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á</text:p>
          </table:table-cell>
          <table:table-cell table:style-name="ce19" office:value-type="float" office:value="4.83218755537493" calcext:value-type="float">
            <text:p><text:s text:c="3"/>4,8 </text:p>
          </table:table-cell>
          <table:table-cell table:style-name="ce19" office:value-type="float" office:value="1.01172959061935" calcext:value-type="float">
            <text:p><text:s text:c="3"/>1,0 </text:p>
          </table:table-cell>
          <table:table-cell table:style-name="ce19" office:value-type="float" office:value="5.52488843323398" calcext:value-type="float">
            <text:p><text:s text:c="3"/>5,5 </text:p>
          </table:table-cell>
          <table:table-cell table:style-name="ce19" office:value-type="float" office:value="2.94948202096679" calcext:value-type="float">
            <text:p><text:s text:c="3"/>2,9 </text:p>
          </table:table-cell>
          <table:table-cell table:style-name="ce19" office:value-type="float" office:value="11.2950079909125" calcext:value-type="float">
            <text:p><text:s text:c="3"/>11,3 </text:p>
          </table:table-cell>
          <table:table-cell table:style-name="ce19" office:value-type="float" office:value="2.99899071359267" calcext:value-type="float">
            <text:p><text:s text:c="3"/>3,0 </text:p>
          </table:table-cell>
          <table:table-cell table:style-name="ce19" office:value-type="float" office:value="13.5252812586107" calcext:value-type="float">
            <text:p><text:s text:c="3"/>13,5 </text:p>
          </table:table-cell>
          <table:table-cell table:style-name="ce19" office:value-type="float" office:value="2.74493882465743" calcext:value-type="float">
            <text:p><text:s text:c="3"/>2,7 </text:p>
          </table:table-cell>
          <table:table-cell table:style-name="ce19" office:value-type="float" office:value="22.5436766918215" calcext:value-type="float">
            <text:p><text:s text:c="3"/>22,5 </text:p>
          </table:table-cell>
          <table:table-cell table:style-name="ce19" office:value-type="float" office:value="7.26063698267372" calcext:value-type="float">
            <text:p><text:s text:c="3"/>7,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pá</text:p>
          </table:table-cell>
          <table:table-cell table:style-name="ce19" office:value-type="float" office:value="6.80580845649146" calcext:value-type="float">
            <text:p><text:s text:c="3"/>6,8 </text:p>
          </table:table-cell>
          <table:table-cell table:style-name="ce19" office:value-type="float" office:value="2.26785590266941" calcext:value-type="float">
            <text:p><text:s text:c="3"/>2,3 </text:p>
          </table:table-cell>
          <table:table-cell table:style-name="ce19" office:value-type="float" office:value="8.90211637590807" calcext:value-type="float">
            <text:p><text:s text:c="3"/>8,9 </text:p>
          </table:table-cell>
          <table:table-cell table:style-name="ce19" office:value-type="float" office:value="4.24697600689051" calcext:value-type="float">
            <text:p><text:s text:c="3"/>4,2 </text:p>
          </table:table-cell>
          <table:table-cell table:style-name="ce19" office:value-type="float" office:value="17.4341174705119" calcext:value-type="float">
            <text:p><text:s text:c="3"/>17,4 </text:p>
          </table:table-cell>
          <table:table-cell table:style-name="ce19" office:value-type="float" office:value="5.82566988711367" calcext:value-type="float">
            <text:p><text:s text:c="3"/>5,8 </text:p>
          </table:table-cell>
          <table:table-cell table:style-name="ce19" office:value-type="float" office:value="15.8081114808849" calcext:value-type="float">
            <text:p><text:s text:c="3"/>15,8 </text:p>
          </table:table-cell>
          <table:table-cell table:style-name="ce19" office:value-type="float" office:value="4.91657583019792" calcext:value-type="float">
            <text:p><text:s text:c="3"/>4,9 </text:p>
          </table:table-cell>
          <table:table-cell table:style-name="ce19" office:value-type="float" office:value="25.3366101531634" calcext:value-type="float">
            <text:p><text:s text:c="3"/>25,3 </text:p>
          </table:table-cell>
          <table:table-cell table:style-name="ce19" office:value-type="float" office:value="9.04404755405599" calcext:value-type="float">
            <text:p><text:s text:c="3"/>9,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9" office:value-type="float" office:value="6.31511215571647" calcext:value-type="float">
            <text:p><text:s text:c="3"/>6,3 </text:p>
          </table:table-cell>
          <table:table-cell table:style-name="ce19" office:value-type="float" office:value="1.60915717670408" calcext:value-type="float">
            <text:p><text:s text:c="3"/>1,6 </text:p>
          </table:table-cell>
          <table:table-cell table:style-name="ce19" office:value-type="float" office:value="7.42533188814022" calcext:value-type="float">
            <text:p><text:s text:c="3"/>7,4 </text:p>
          </table:table-cell>
          <table:table-cell table:style-name="ce19" office:value-type="float" office:value="3.80467617471798" calcext:value-type="float">
            <text:p><text:s text:c="3"/>3,8 </text:p>
          </table:table-cell>
          <table:table-cell table:style-name="ce19" office:value-type="float" office:value="16.5311588825949" calcext:value-type="float">
            <text:p><text:s text:c="3"/>16,5 </text:p>
          </table:table-cell>
          <table:table-cell table:style-name="ce19" office:value-type="float" office:value="5.43169015613702" calcext:value-type="float">
            <text:p><text:s text:c="3"/>5,4 </text:p>
          </table:table-cell>
          <table:table-cell table:style-name="ce19" office:value-type="float" office:value="13.6618175488031" calcext:value-type="float">
            <text:p><text:s text:c="3"/>13,7 </text:p>
          </table:table-cell>
          <table:table-cell table:style-name="ce19" office:value-type="float" office:value="3.84204790037431" calcext:value-type="float">
            <text:p><text:s text:c="3"/>3,8 </text:p>
          </table:table-cell>
          <table:table-cell table:style-name="ce19" office:value-type="float" office:value="23.391263056129" calcext:value-type="float">
            <text:p><text:s text:c="3"/>23,4 </text:p>
          </table:table-cell>
          <table:table-cell table:style-name="ce19" office:value-type="float" office:value="8.76937402360643" calcext:value-type="float">
            <text:p><text:s text:c="3"/>8,8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8" office:value-type="float" office:value="1.8337435136656" calcext:value-type="float">
            <text:p><text:s text:c="3"/>1,8 </text:p>
          </table:table-cell>
          <table:table-cell table:style-name="ce18" office:value-type="float" office:value="0.374828839208117" calcext:value-type="float">
            <text:p><text:s text:c="3"/>0,4 </text:p>
          </table:table-cell>
          <table:table-cell table:style-name="ce18" office:value-type="float" office:value="2.21541077579895" calcext:value-type="float">
            <text:p><text:s text:c="3"/>2,2 </text:p>
          </table:table-cell>
          <table:table-cell table:style-name="ce18" office:value-type="float" office:value="1.09832755438902" calcext:value-type="float">
            <text:p><text:s text:c="3"/>1,1 </text:p>
          </table:table-cell>
          <table:table-cell table:style-name="ce18" office:value-type="float" office:value="4.83251120661731" calcext:value-type="float">
            <text:p><text:s text:c="3"/>4,8 </text:p>
          </table:table-cell>
          <table:table-cell table:style-name="ce18" office:value-type="float" office:value="1.54205258480717" calcext:value-type="float">
            <text:p><text:s text:c="3"/>1,5 </text:p>
          </table:table-cell>
          <table:table-cell table:style-name="ce18" office:value-type="float" office:value="5.07369772645575" calcext:value-type="float">
            <text:p><text:s text:c="3"/>5,1 </text:p>
          </table:table-cell>
          <table:table-cell table:style-name="ce18" office:value-type="float" office:value="1.2437648256087" calcext:value-type="float">
            <text:p><text:s text:c="3"/>1,2 </text:p>
          </table:table-cell>
          <table:table-cell table:style-name="ce18" office:value-type="float" office:value="7.58737685156154" calcext:value-type="float">
            <text:p><text:s text:c="3"/>7,6 </text:p>
          </table:table-cell>
          <table:table-cell table:style-name="ce18" office:value-type="float" office:value="2.9787053370907" calcext:value-type="float">
            <text:p><text:s text:c="3"/>3,0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9" office:value-type="float" office:value="3.34297786854951" calcext:value-type="float">
            <text:p><text:s text:c="3"/>3,3 </text:p>
          </table:table-cell>
          <table:table-cell table:style-name="ce19" office:value-type="float" office:value="0.79685478510301" calcext:value-type="float">
            <text:p><text:s text:c="3"/>0,8 </text:p>
          </table:table-cell>
          <table:table-cell table:style-name="ce19" office:value-type="float" office:value="3.85849041535248" calcext:value-type="float">
            <text:p><text:s text:c="3"/>3,9 </text:p>
          </table:table-cell>
          <table:table-cell table:style-name="ce19" office:value-type="float" office:value="1.93254434364458" calcext:value-type="float">
            <text:p><text:s text:c="3"/>1,9 </text:p>
          </table:table-cell>
          <table:table-cell table:style-name="ce19" office:value-type="float" office:value="11.4090198633483" calcext:value-type="float">
            <text:p><text:s text:c="3"/>11,4 </text:p>
          </table:table-cell>
          <table:table-cell table:style-name="ce19" office:value-type="float" office:value="3.12378217006013" calcext:value-type="float">
            <text:p><text:s text:c="3"/>3,1 </text:p>
          </table:table-cell>
          <table:table-cell table:style-name="ce19" office:value-type="float" office:value="9.76406843498155" calcext:value-type="float">
            <text:p><text:s text:c="3"/>9,8 </text:p>
          </table:table-cell>
          <table:table-cell table:style-name="ce19" office:value-type="float" office:value="2.29759540654769" calcext:value-type="float">
            <text:p><text:s text:c="3"/>2,3 </text:p>
          </table:table-cell>
          <table:table-cell table:style-name="ce19" office:value-type="float" office:value="21.1762377170894" calcext:value-type="float">
            <text:p><text:s text:c="3"/>21,2 </text:p>
          </table:table-cell>
          <table:table-cell table:style-name="ce19" office:value-type="float" office:value="6.60432265664426" calcext:value-type="float">
            <text:p><text:s text:c="3"/>6,6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auí</text:p>
          </table:table-cell>
          <table:table-cell table:style-name="ce19" office:value-type="float" office:value="5.17046065757826" calcext:value-type="float">
            <text:p><text:s text:c="3"/>5,2 </text:p>
          </table:table-cell>
          <table:table-cell table:style-name="ce19" office:value-type="float" office:value="1.18877446932311" calcext:value-type="float">
            <text:p><text:s text:c="3"/>1,2 </text:p>
          </table:table-cell>
          <table:table-cell table:style-name="ce19" office:value-type="float" office:value="5.72932054400088" calcext:value-type="float">
            <text:p><text:s text:c="3"/>5,7 </text:p>
          </table:table-cell>
          <table:table-cell table:style-name="ce19" office:value-type="float" office:value="2.92072026028496" calcext:value-type="float">
            <text:p><text:s text:c="3"/>2,9 </text:p>
          </table:table-cell>
          <table:table-cell table:style-name="ce19" office:value-type="float" office:value="14.6667076586473" calcext:value-type="float">
            <text:p><text:s text:c="3"/>14,7 </text:p>
          </table:table-cell>
          <table:table-cell table:style-name="ce19" office:value-type="float" office:value="4.28637184075773" calcext:value-type="float">
            <text:p><text:s text:c="3"/>4,3 </text:p>
          </table:table-cell>
          <table:table-cell table:style-name="ce19" office:value-type="float" office:value="14.7446967638149" calcext:value-type="float">
            <text:p><text:s text:c="3"/>14,7 </text:p>
          </table:table-cell>
          <table:table-cell table:style-name="ce19" office:value-type="float" office:value="2.96075809018174" calcext:value-type="float">
            <text:p><text:s text:c="3"/>3,0 </text:p>
          </table:table-cell>
          <table:table-cell table:style-name="ce19" office:value-type="float" office:value="20.1100250415493" calcext:value-type="float">
            <text:p><text:s text:c="3"/>20,1 </text:p>
          </table:table-cell>
          <table:table-cell table:style-name="ce19" office:value-type="float" office:value="9.03528225694005" calcext:value-type="float">
            <text:p><text:s text:c="3"/>9,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ará</text:p>
          </table:table-cell>
          <table:table-cell table:style-name="ce19" office:value-type="float" office:value="3.25784063326574" calcext:value-type="float">
            <text:p><text:s text:c="3"/>3,3 </text:p>
          </table:table-cell>
          <table:table-cell table:style-name="ce19" office:value-type="float" office:value="0.782919415957227" calcext:value-type="float">
            <text:p><text:s text:c="3"/>0,8 </text:p>
          </table:table-cell>
          <table:table-cell table:style-name="ce19" office:value-type="float" office:value="3.65815429663508" calcext:value-type="float">
            <text:p><text:s text:c="3"/>3,7 </text:p>
          </table:table-cell>
          <table:table-cell table:style-name="ce19" office:value-type="float" office:value="2.16782252397566" calcext:value-type="float">
            <text:p><text:s text:c="3"/>2,2 </text:p>
          </table:table-cell>
          <table:table-cell table:style-name="ce19" office:value-type="float" office:value="9.737969374834" calcext:value-type="float">
            <text:p><text:s text:c="3"/>9,7 </text:p>
          </table:table-cell>
          <table:table-cell table:style-name="ce19" office:value-type="float" office:value="3.09872165225072" calcext:value-type="float">
            <text:p><text:s text:c="3"/>3,1 </text:p>
          </table:table-cell>
          <table:table-cell table:style-name="ce19" office:value-type="float" office:value="8.78847472610289" calcext:value-type="float">
            <text:p><text:s text:c="3"/>8,8 </text:p>
          </table:table-cell>
          <table:table-cell table:style-name="ce19" office:value-type="float" office:value="2.35543820618549" calcext:value-type="float">
            <text:p><text:s text:c="3"/>2,4 </text:p>
          </table:table-cell>
          <table:table-cell table:style-name="ce19" office:value-type="float" office:value="16.2460644246871" calcext:value-type="float">
            <text:p><text:s text:c="3"/>16,2 </text:p>
          </table:table-cell>
          <table:table-cell table:style-name="ce19" office:value-type="float" office:value="6.40919663973545" calcext:value-type="float">
            <text:p><text:s text:c="3"/>6,4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9" office:value-type="float" office:value="5.75860094320583" calcext:value-type="float">
            <text:p><text:s text:c="3"/>5,8 </text:p>
          </table:table-cell>
          <table:table-cell table:style-name="ce19" office:value-type="float" office:value="1.00211496307512" calcext:value-type="float">
            <text:p><text:s text:c="3"/>1,0 </text:p>
          </table:table-cell>
          <table:table-cell table:style-name="ce19" office:value-type="float" office:value="6.81450890423691" calcext:value-type="float">
            <text:p><text:s text:c="3"/>6,8 </text:p>
          </table:table-cell>
          <table:table-cell table:style-name="ce19" office:value-type="float" office:value="2.95890693402391" calcext:value-type="float">
            <text:p><text:s text:c="3"/>3,0 </text:p>
          </table:table-cell>
          <table:table-cell table:style-name="ce19" office:value-type="float" office:value="14.3238131877181" calcext:value-type="float">
            <text:p><text:s text:c="3"/>14,3 </text:p>
          </table:table-cell>
          <table:table-cell table:style-name="ce19" office:value-type="float" office:value="4.19944123597721" calcext:value-type="float">
            <text:p><text:s text:c="3"/>4,2 </text:p>
          </table:table-cell>
          <table:table-cell table:style-name="ce19" office:value-type="float" office:value="16.2627427848687" calcext:value-type="float">
            <text:p><text:s text:c="3"/>16,3 </text:p>
          </table:table-cell>
          <table:table-cell table:style-name="ce19" office:value-type="float" office:value="3.36340559370592" calcext:value-type="float">
            <text:p><text:s text:c="3"/>3,4 </text:p>
          </table:table-cell>
          <table:table-cell table:style-name="ce19" office:value-type="float" office:value="28.9970896776227" calcext:value-type="float">
            <text:p><text:s text:c="3"/>29,0 </text:p>
          </table:table-cell>
          <table:table-cell table:style-name="ce19" office:value-type="float" office:value="8.33662314275186" calcext:value-type="float">
            <text:p><text:s text:c="3"/>8,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9" office:value-type="float" office:value="4.32542773340612" calcext:value-type="float">
            <text:p><text:s text:c="3"/>4,3 </text:p>
          </table:table-cell>
          <table:table-cell table:style-name="ce19" office:value-type="float" office:value="0.987482435551084" calcext:value-type="float">
            <text:p><text:s text:c="3"/>1,0 </text:p>
          </table:table-cell>
          <table:table-cell table:style-name="ce19" office:value-type="float" office:value="5.33111099043397" calcext:value-type="float">
            <text:p><text:s text:c="3"/>5,3 </text:p>
          </table:table-cell>
          <table:table-cell table:style-name="ce19" office:value-type="float" office:value="2.86922517761804" calcext:value-type="float">
            <text:p><text:s text:c="3"/>2,9 </text:p>
          </table:table-cell>
          <table:table-cell table:style-name="ce19" office:value-type="float" office:value="13.7463307212352" calcext:value-type="float">
            <text:p><text:s text:c="3"/>13,7 </text:p>
          </table:table-cell>
          <table:table-cell table:style-name="ce19" office:value-type="float" office:value="4.96661437323978" calcext:value-type="float">
            <text:p><text:s text:c="3"/>5,0 </text:p>
          </table:table-cell>
          <table:table-cell table:style-name="ce19" office:value-type="float" office:value="11.3572114557414" calcext:value-type="float">
            <text:p><text:s text:c="3"/>11,4 </text:p>
          </table:table-cell>
          <table:table-cell table:style-name="ce19" office:value-type="float" office:value="3.56450889359899" calcext:value-type="float">
            <text:p><text:s text:c="3"/>3,6 </text:p>
          </table:table-cell>
          <table:table-cell table:style-name="ce19" office:value-type="float" office:value="18.3273106994877" calcext:value-type="float">
            <text:p><text:s text:c="3"/>18,3 </text:p>
          </table:table-cell>
          <table:table-cell table:style-name="ce19" office:value-type="float" office:value="9.34314948421155" calcext:value-type="float">
            <text:p><text:s text:c="3"/>9,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9" office:value-type="float" office:value="5.09350972497383" calcext:value-type="float">
            <text:p><text:s text:c="3"/>5,1 </text:p>
          </table:table-cell>
          <table:table-cell table:style-name="ce19" office:value-type="float" office:value="0.844675964145743" calcext:value-type="float">
            <text:p><text:s text:c="3"/>0,8 </text:p>
          </table:table-cell>
          <table:table-cell table:style-name="ce19" office:value-type="float" office:value="6.12551398355832" calcext:value-type="float">
            <text:p><text:s text:c="3"/>6,1 </text:p>
          </table:table-cell>
          <table:table-cell table:style-name="ce19" office:value-type="float" office:value="2.91808654095313" calcext:value-type="float">
            <text:p><text:s text:c="3"/>2,9 </text:p>
          </table:table-cell>
          <table:table-cell table:style-name="ce19" office:value-type="float" office:value="12.0617046264418" calcext:value-type="float">
            <text:p><text:s text:c="3"/>12,1 </text:p>
          </table:table-cell>
          <table:table-cell table:style-name="ce19" office:value-type="float" office:value="4.48837432162714" calcext:value-type="float">
            <text:p><text:s text:c="3"/>4,5 </text:p>
          </table:table-cell>
          <table:table-cell table:style-name="ce19" office:value-type="float" office:value="8.72658285308347" calcext:value-type="float">
            <text:p><text:s text:c="3"/>8,7 </text:p>
          </table:table-cell>
          <table:table-cell table:style-name="ce19" office:value-type="float" office:value="3.63731607440865" calcext:value-type="float">
            <text:p><text:s text:c="3"/>3,6 </text:p>
          </table:table-cell>
          <table:table-cell table:style-name="ce19" office:value-type="float" office:value="19.0176141252713" calcext:value-type="float">
            <text:p><text:s text:c="3"/>19,0 </text:p>
          </table:table-cell>
          <table:table-cell table:style-name="ce19" office:value-type="float" office:value="7.01993285269236" calcext:value-type="float">
            <text:p><text:s text:c="3"/>7,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9" office:value-type="float" office:value="4.34221346845351" calcext:value-type="float">
            <text:p><text:s text:c="3"/>4,3 </text:p>
          </table:table-cell>
          <table:table-cell table:style-name="ce19" office:value-type="float" office:value="1.00324669023052" calcext:value-type="float">
            <text:p><text:s text:c="3"/>1,0 </text:p>
          </table:table-cell>
          <table:table-cell table:style-name="ce19" office:value-type="float" office:value="4.94531241633711" calcext:value-type="float">
            <text:p><text:s text:c="3"/>4,9 </text:p>
          </table:table-cell>
          <table:table-cell table:style-name="ce19" office:value-type="float" office:value="2.55678633444973" calcext:value-type="float">
            <text:p><text:s text:c="3"/>2,6 </text:p>
          </table:table-cell>
          <table:table-cell table:style-name="ce19" office:value-type="float" office:value="12.9177181660293" calcext:value-type="float">
            <text:p><text:s text:c="3"/>12,9 </text:p>
          </table:table-cell>
          <table:table-cell table:style-name="ce19" office:value-type="float" office:value="4.01219350258613" calcext:value-type="float">
            <text:p><text:s text:c="3"/>4,0 </text:p>
          </table:table-cell>
          <table:table-cell table:style-name="ce19" office:value-type="float" office:value="11.0849721084818" calcext:value-type="float">
            <text:p><text:s text:c="3"/>11,1 </text:p>
          </table:table-cell>
          <table:table-cell table:style-name="ce19" office:value-type="float" office:value="3.53940850266058" calcext:value-type="float">
            <text:p><text:s text:c="3"/>3,5 </text:p>
          </table:table-cell>
          <table:table-cell table:style-name="ce19" office:value-type="float" office:value="19.3980960605473" calcext:value-type="float">
            <text:p><text:s text:c="3"/>19,4 </text:p>
          </table:table-cell>
          <table:table-cell table:style-name="ce19" office:value-type="float" office:value="8.24595584732536" calcext:value-type="float">
            <text:p><text:s text:c="3"/>8,2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9" office:value-type="float" office:value="5.88896276831183" calcext:value-type="float">
            <text:p><text:s text:c="3"/>5,9 </text:p>
          </table:table-cell>
          <table:table-cell table:style-name="ce19" office:value-type="float" office:value="1.386522017326" calcext:value-type="float">
            <text:p><text:s text:c="3"/>1,4 </text:p>
          </table:table-cell>
          <table:table-cell table:style-name="ce19" office:value-type="float" office:value="6.34983814367015" calcext:value-type="float">
            <text:p><text:s text:c="3"/>6,3 </text:p>
          </table:table-cell>
          <table:table-cell table:style-name="ce19" office:value-type="float" office:value="3.15615758668261" calcext:value-type="float">
            <text:p><text:s text:c="3"/>3,2 </text:p>
          </table:table-cell>
          <table:table-cell table:style-name="ce19" office:value-type="float" office:value="13.4376693128341" calcext:value-type="float">
            <text:p><text:s text:c="3"/>13,4 </text:p>
          </table:table-cell>
          <table:table-cell table:style-name="ce19" office:value-type="float" office:value="3.9893062779795" calcext:value-type="float">
            <text:p><text:s text:c="3"/>4,0 </text:p>
          </table:table-cell>
          <table:table-cell table:style-name="ce19" office:value-type="float" office:value="12.6954846441745" calcext:value-type="float">
            <text:p><text:s text:c="3"/>12,7 </text:p>
          </table:table-cell>
          <table:table-cell table:style-name="ce19" office:value-type="float" office:value="3.15496336855804" calcext:value-type="float">
            <text:p><text:s text:c="3"/>3,2 </text:p>
          </table:table-cell>
          <table:table-cell table:style-name="ce19" office:value-type="float" office:value="18.6646075931783" calcext:value-type="float">
            <text:p><text:s text:c="3"/>18,7 </text:p>
          </table:table-cell>
          <table:table-cell table:style-name="ce19" office:value-type="float" office:value="8.34839528000947" calcext:value-type="float">
            <text:p><text:s text:c="3"/>8,3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hia</text:p>
          </table:table-cell>
          <table:table-cell table:style-name="ce19" office:value-type="float" office:value="5.03552033482434" calcext:value-type="float">
            <text:p><text:s text:c="3"/>5,0 </text:p>
          </table:table-cell>
          <table:table-cell table:style-name="ce19" office:value-type="float" office:value="1.04005602871013" calcext:value-type="float">
            <text:p><text:s text:c="3"/>1,0 </text:p>
          </table:table-cell>
          <table:table-cell table:style-name="ce19" office:value-type="float" office:value="6.21488984230206" calcext:value-type="float">
            <text:p><text:s text:c="3"/>6,2 </text:p>
          </table:table-cell>
          <table:table-cell table:style-name="ce19" office:value-type="float" office:value="2.96791632838447" calcext:value-type="float">
            <text:p><text:s text:c="3"/>3,0 </text:p>
          </table:table-cell>
          <table:table-cell table:style-name="ce19" office:value-type="float" office:value="13.6479437872418" calcext:value-type="float">
            <text:p><text:s text:c="3"/>13,6 </text:p>
          </table:table-cell>
          <table:table-cell table:style-name="ce19" office:value-type="float" office:value="4.12336333707724" calcext:value-type="float">
            <text:p><text:s text:c="3"/>4,1 </text:p>
          </table:table-cell>
          <table:table-cell table:style-name="ce19" office:value-type="float" office:value="14.6033782478225" calcext:value-type="float">
            <text:p><text:s text:c="3"/>14,6 </text:p>
          </table:table-cell>
          <table:table-cell table:style-name="ce19" office:value-type="float" office:value="3.24029041310729" calcext:value-type="float">
            <text:p><text:s text:c="3"/>3,2 </text:p>
          </table:table-cell>
          <table:table-cell table:style-name="ce19" office:value-type="float" office:value="23.3240269980558" calcext:value-type="float">
            <text:p><text:s text:c="3"/>23,3 </text:p>
          </table:table-cell>
          <table:table-cell table:style-name="ce19" office:value-type="float" office:value="8.20106361622478" calcext:value-type="float">
            <text:p><text:s text:c="3"/>8,2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8" office:value-type="float" office:value="2.74180093064995" calcext:value-type="float">
            <text:p><text:s text:c="3"/>2,7 </text:p>
          </table:table-cell>
          <table:table-cell table:style-name="ce18" office:value-type="float" office:value="0.435430902590895" calcext:value-type="float">
            <text:p><text:s text:c="3"/>0,4 </text:p>
          </table:table-cell>
          <table:table-cell table:style-name="ce18" office:value-type="float" office:value="3.43199106230241" calcext:value-type="float">
            <text:p><text:s text:c="3"/>3,4 </text:p>
          </table:table-cell>
          <table:table-cell table:style-name="ce18" office:value-type="float" office:value="1.86679585068814" calcext:value-type="float">
            <text:p><text:s text:c="3"/>1,9 </text:p>
          </table:table-cell>
          <table:table-cell table:style-name="ce18" office:value-type="float" office:value="6.40122678393965" calcext:value-type="float">
            <text:p><text:s text:c="3"/>6,4 </text:p>
          </table:table-cell>
          <table:table-cell table:style-name="ce18" office:value-type="float" office:value="2.25312876459912" calcext:value-type="float">
            <text:p><text:s text:c="3"/>2,3 </text:p>
          </table:table-cell>
          <table:table-cell table:style-name="ce18" office:value-type="float" office:value="4.84393431448956" calcext:value-type="float">
            <text:p><text:s text:c="3"/>4,8 </text:p>
          </table:table-cell>
          <table:table-cell table:style-name="ce18" office:value-type="float" office:value="1.19050109320289" calcext:value-type="float">
            <text:p><text:s text:c="3"/>1,2 </text:p>
          </table:table-cell>
          <table:table-cell table:style-name="ce18" office:value-type="float" office:value="8.62843610404267" calcext:value-type="float">
            <text:p><text:s text:c="3"/>8,6 </text:p>
          </table:table-cell>
          <table:table-cell table:style-name="ce18" office:value-type="float" office:value="3.50565832639438" calcext:value-type="float">
            <text:p><text:s text:c="3"/>3,5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9" office:value-type="float" office:value="4.62317267110461" calcext:value-type="float">
            <text:p><text:s text:c="3"/>4,6 </text:p>
          </table:table-cell>
          <table:table-cell table:style-name="ce19" office:value-type="float" office:value="0.852159812968046" calcext:value-type="float">
            <text:p><text:s text:c="3"/>0,9 </text:p>
          </table:table-cell>
          <table:table-cell table:style-name="ce19" office:value-type="float" office:value="5.94115680351874" calcext:value-type="float">
            <text:p><text:s text:c="3"/>5,9 </text:p>
          </table:table-cell>
          <table:table-cell table:style-name="ce19" office:value-type="float" office:value="3.10679446773899" calcext:value-type="float">
            <text:p><text:s text:c="3"/>3,1 </text:p>
          </table:table-cell>
          <table:table-cell table:style-name="ce19" office:value-type="float" office:value="11.2931494102965" calcext:value-type="float">
            <text:p><text:s text:c="3"/>11,3 </text:p>
          </table:table-cell>
          <table:table-cell table:style-name="ce19" office:value-type="float" office:value="4.20778703872797" calcext:value-type="float">
            <text:p><text:s text:c="3"/>4,2 </text:p>
          </table:table-cell>
          <table:table-cell table:style-name="ce19" office:value-type="float" office:value="9.1955227499067" calcext:value-type="float">
            <text:p><text:s text:c="3"/>9,2 </text:p>
          </table:table-cell>
          <table:table-cell table:style-name="ce19" office:value-type="float" office:value="2.4366396019031" calcext:value-type="float">
            <text:p><text:s text:c="3"/>2,4 </text:p>
          </table:table-cell>
          <table:table-cell table:style-name="ce19" office:value-type="float" office:value="17.7104774944753" calcext:value-type="float">
            <text:p><text:s text:c="3"/>17,7 </text:p>
          </table:table-cell>
          <table:table-cell table:style-name="ce19" office:value-type="float" office:value="6.03183115176141" calcext:value-type="float">
            <text:p><text:s text:c="3"/>6,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9" office:value-type="float" office:value="4.69220570659691" calcext:value-type="float">
            <text:p><text:s text:c="3"/>4,7 </text:p>
          </table:table-cell>
          <table:table-cell table:style-name="ce19" office:value-type="float" office:value="0.965963498089795" calcext:value-type="float">
            <text:p><text:s text:c="3"/>1,0 </text:p>
          </table:table-cell>
          <table:table-cell table:style-name="ce19" office:value-type="float" office:value="6.00213739935069" calcext:value-type="float">
            <text:p><text:s text:c="3"/>6,0 </text:p>
          </table:table-cell>
          <table:table-cell table:style-name="ce19" office:value-type="float" office:value="3.73094135403948" calcext:value-type="float">
            <text:p><text:s text:c="3"/>3,7 </text:p>
          </table:table-cell>
          <table:table-cell table:style-name="ce19" office:value-type="float" office:value="12.2887447524233" calcext:value-type="float">
            <text:p><text:s text:c="3"/>12,3 </text:p>
          </table:table-cell>
          <table:table-cell table:style-name="ce19" office:value-type="float" office:value="4.02876056858531" calcext:value-type="float">
            <text:p><text:s text:c="3"/>4,0 </text:p>
          </table:table-cell>
          <table:table-cell table:style-name="ce19" office:value-type="float" office:value="10.9460000978688" calcext:value-type="float">
            <text:p><text:s text:c="3"/>10,9 </text:p>
          </table:table-cell>
          <table:table-cell table:style-name="ce19" office:value-type="float" office:value="2.56063896617997" calcext:value-type="float">
            <text:p><text:s text:c="3"/>2,6 </text:p>
          </table:table-cell>
          <table:table-cell table:style-name="ce19" office:value-type="float" office:value="20.1975258611491" calcext:value-type="float">
            <text:p><text:s text:c="3"/>20,2 </text:p>
          </table:table-cell>
          <table:table-cell table:style-name="ce19" office:value-type="float" office:value="5.89133168112221" calcext:value-type="float">
            <text:p><text:s text:c="3"/>5,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9" office:value-type="float" office:value="4.14898453594384" calcext:value-type="float">
            <text:p><text:s text:c="3"/>4,1 </text:p>
          </table:table-cell>
          <table:table-cell table:style-name="ce19" office:value-type="float" office:value="0.701627341462727" calcext:value-type="float">
            <text:p><text:s text:c="3"/>0,7 </text:p>
          </table:table-cell>
          <table:table-cell table:style-name="ce19" office:value-type="float" office:value="5.17636953740893" calcext:value-type="float">
            <text:p><text:s text:c="3"/>5,2 </text:p>
          </table:table-cell>
          <table:table-cell table:style-name="ce19" office:value-type="float" office:value="3.00843797854109" calcext:value-type="float">
            <text:p><text:s text:c="3"/>3,0 </text:p>
          </table:table-cell>
          <table:table-cell table:style-name="ce19" office:value-type="float" office:value="9.26080325047195" calcext:value-type="float">
            <text:p><text:s text:c="3"/>9,3 </text:p>
          </table:table-cell>
          <table:table-cell table:style-name="ce19" office:value-type="float" office:value="3.48118625169633" calcext:value-type="float">
            <text:p><text:s text:c="3"/>3,5 </text:p>
          </table:table-cell>
          <table:table-cell table:style-name="ce19" office:value-type="float" office:value="7.32556234167576" calcext:value-type="float">
            <text:p><text:s text:c="3"/>7,3 </text:p>
          </table:table-cell>
          <table:table-cell table:style-name="ce19" office:value-type="float" office:value="1.94552447050033" calcext:value-type="float">
            <text:p><text:s text:c="3"/>1,9 </text:p>
          </table:table-cell>
          <table:table-cell table:style-name="ce19" office:value-type="float" office:value="12.3336188552454" calcext:value-type="float">
            <text:p><text:s text:c="3"/>12,3 </text:p>
          </table:table-cell>
          <table:table-cell table:style-name="ce19" office:value-type="float" office:value="4.61966078620775" calcext:value-type="float">
            <text:p><text:s text:c="3"/>4,6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9" office:value-type="float" office:value="4.75052279803647" calcext:value-type="float">
            <text:p><text:s text:c="3"/>4,8 </text:p>
          </table:table-cell>
          <table:table-cell table:style-name="ce19" office:value-type="float" office:value="0.68527708305291" calcext:value-type="float">
            <text:p><text:s text:c="3"/>0,7 </text:p>
          </table:table-cell>
          <table:table-cell table:style-name="ce19" office:value-type="float" office:value="5.89229394219353" calcext:value-type="float">
            <text:p><text:s text:c="3"/>5,9 </text:p>
          </table:table-cell>
          <table:table-cell table:style-name="ce19" office:value-type="float" office:value="3.23405174376869" calcext:value-type="float">
            <text:p><text:s text:c="3"/>3,2 </text:p>
          </table:table-cell>
          <table:table-cell table:style-name="ce19" office:value-type="float" office:value="10.7895814029561" calcext:value-type="float">
            <text:p><text:s text:c="3"/>10,8 </text:p>
          </table:table-cell>
          <table:table-cell table:style-name="ce19" office:value-type="float" office:value="3.70263534789566" calcext:value-type="float">
            <text:p><text:s text:c="3"/>3,7 </text:p>
          </table:table-cell>
          <table:table-cell table:style-name="ce19" office:value-type="float" office:value="8.0213537936466" calcext:value-type="float">
            <text:p><text:s text:c="3"/>8,0 </text:p>
          </table:table-cell>
          <table:table-cell table:style-name="ce19" office:value-type="float" office:value="1.84257314246235" calcext:value-type="float">
            <text:p><text:s text:c="3"/>1,8 </text:p>
          </table:table-cell>
          <table:table-cell table:style-name="ce19" office:value-type="float" office:value="13.3498469806517" calcext:value-type="float">
            <text:p><text:s text:c="3"/>13,3 </text:p>
          </table:table-cell>
          <table:table-cell table:style-name="ce19" office:value-type="float" office:value="5.43481858771556" calcext:value-type="float">
            <text:p><text:s text:c="3"/>5,4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8" office:value-type="float" office:value="3.13741218297479" calcext:value-type="float">
            <text:p><text:s text:c="3"/>3,1 </text:p>
          </table:table-cell>
          <table:table-cell table:style-name="ce18" office:value-type="float" office:value="0.576929987328977" calcext:value-type="float">
            <text:p><text:s text:c="3"/>0,6 </text:p>
          </table:table-cell>
          <table:table-cell table:style-name="ce18" office:value-type="float" office:value="3.82491936205749" calcext:value-type="float">
            <text:p><text:s text:c="3"/>3,8 </text:p>
          </table:table-cell>
          <table:table-cell table:style-name="ce18" office:value-type="float" office:value="1.91794005253744" calcext:value-type="float">
            <text:p><text:s text:c="3"/>1,9 </text:p>
          </table:table-cell>
          <table:table-cell table:style-name="ce18" office:value-type="float" office:value="7.26655787360266" calcext:value-type="float">
            <text:p><text:s text:c="3"/>7,3 </text:p>
          </table:table-cell>
          <table:table-cell table:style-name="ce18" office:value-type="float" office:value="2.1962840307276" calcext:value-type="float">
            <text:p><text:s text:c="3"/>2,2 </text:p>
          </table:table-cell>
          <table:table-cell table:style-name="ce18" office:value-type="float" office:value="6.47291916104199" calcext:value-type="float">
            <text:p><text:s text:c="3"/>6,5 </text:p>
          </table:table-cell>
          <table:table-cell table:style-name="ce18" office:value-type="float" office:value="1.61615045126927" calcext:value-type="float">
            <text:p><text:s text:c="3"/>1,6 </text:p>
          </table:table-cell>
          <table:table-cell table:style-name="ce18" office:value-type="float" office:value="11.6731252505498" calcext:value-type="float">
            <text:p><text:s text:c="3"/>11,7 </text:p>
          </table:table-cell>
          <table:table-cell table:style-name="ce18" office:value-type="float" office:value="3.40477530926102" calcext:value-type="float">
            <text:p><text:s text:c="3"/>3,4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9" office:value-type="float" office:value="5.72765354904412" calcext:value-type="float">
            <text:p><text:s text:c="3"/>5,7 </text:p>
          </table:table-cell>
          <table:table-cell table:style-name="ce19" office:value-type="float" office:value="0.947035125606102" calcext:value-type="float">
            <text:p><text:s text:c="3"/>0,9 </text:p>
          </table:table-cell>
          <table:table-cell table:style-name="ce19" office:value-type="float" office:value="6.52776596915353" calcext:value-type="float">
            <text:p><text:s text:c="3"/>6,5 </text:p>
          </table:table-cell>
          <table:table-cell table:style-name="ce19" office:value-type="float" office:value="3.36302114600558" calcext:value-type="float">
            <text:p><text:s text:c="3"/>3,4 </text:p>
          </table:table-cell>
          <table:table-cell table:style-name="ce19" office:value-type="float" office:value="12.9029772926051" calcext:value-type="float">
            <text:p><text:s text:c="3"/>12,9 </text:p>
          </table:table-cell>
          <table:table-cell table:style-name="ce19" office:value-type="float" office:value="3.76418926442338" calcext:value-type="float">
            <text:p><text:s text:c="3"/>3,8 </text:p>
          </table:table-cell>
          <table:table-cell table:style-name="ce19" office:value-type="float" office:value="11.1458172614306" calcext:value-type="float">
            <text:p><text:s text:c="3"/>11,1 </text:p>
          </table:table-cell>
          <table:table-cell table:style-name="ce19" office:value-type="float" office:value="2.5389414227283" calcext:value-type="float">
            <text:p><text:s text:c="3"/>2,5 </text:p>
          </table:table-cell>
          <table:table-cell table:style-name="ce19" office:value-type="float" office:value="19.4802331652591" calcext:value-type="float">
            <text:p><text:s text:c="3"/>19,5 </text:p>
          </table:table-cell>
          <table:table-cell table:style-name="ce19" office:value-type="float" office:value="5.91041313435262" calcext:value-type="float">
            <text:p><text:s text:c="3"/>5,9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9" office:value-type="float" office:value="5.18115596303057" calcext:value-type="float">
            <text:p><text:s text:c="3"/>5,2 </text:p>
          </table:table-cell>
          <table:table-cell table:style-name="ce19" office:value-type="float" office:value="0.89898524083412" calcext:value-type="float">
            <text:p><text:s text:c="3"/>0,9 </text:p>
          </table:table-cell>
          <table:table-cell table:style-name="ce19" office:value-type="float" office:value="6.22292423957042" calcext:value-type="float">
            <text:p><text:s text:c="3"/>6,2 </text:p>
          </table:table-cell>
          <table:table-cell table:style-name="ce19" office:value-type="float" office:value="3.37515299855125" calcext:value-type="float">
            <text:p><text:s text:c="3"/>3,4 </text:p>
          </table:table-cell>
          <table:table-cell table:style-name="ce19" office:value-type="float" office:value="12.1484110969588" calcext:value-type="float">
            <text:p><text:s text:c="3"/>12,1 </text:p>
          </table:table-cell>
          <table:table-cell table:style-name="ce19" office:value-type="float" office:value="3.70902169045345" calcext:value-type="float">
            <text:p><text:s text:c="3"/>3,7 </text:p>
          </table:table-cell>
          <table:table-cell table:style-name="ce19" office:value-type="float" office:value="10.3069934290953" calcext:value-type="float">
            <text:p><text:s text:c="3"/>10,3 </text:p>
          </table:table-cell>
          <table:table-cell table:style-name="ce19" office:value-type="float" office:value="2.45456364957905" calcext:value-type="float">
            <text:p><text:s text:c="3"/>2,5 </text:p>
          </table:table-cell>
          <table:table-cell table:style-name="ce19" office:value-type="float" office:value="20.8433033274363" calcext:value-type="float">
            <text:p><text:s text:c="3"/>20,8 </text:p>
          </table:table-cell>
          <table:table-cell table:style-name="ce19" office:value-type="float" office:value="5.07524008365788" calcext:value-type="float">
            <text:p><text:s text:c="3"/>5,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9" office:value-type="float" office:value="4.93703365941503" calcext:value-type="float">
            <text:p><text:s text:c="3"/>4,9 </text:p>
          </table:table-cell>
          <table:table-cell table:style-name="ce19" office:value-type="float" office:value="1.04529436249138" calcext:value-type="float">
            <text:p><text:s text:c="3"/>1,0 </text:p>
          </table:table-cell>
          <table:table-cell table:style-name="ce19" office:value-type="float" office:value="6.3535363086512" calcext:value-type="float">
            <text:p><text:s text:c="3"/>6,4 </text:p>
          </table:table-cell>
          <table:table-cell table:style-name="ce19" office:value-type="float" office:value="3.05706073716861" calcext:value-type="float">
            <text:p><text:s text:c="3"/>3,1 </text:p>
          </table:table-cell>
          <table:table-cell table:style-name="ce19" office:value-type="float" office:value="12.0471291907968" calcext:value-type="float">
            <text:p><text:s text:c="3"/>12,0 </text:p>
          </table:table-cell>
          <table:table-cell table:style-name="ce19" office:value-type="float" office:value="3.76655252859781" calcext:value-type="float">
            <text:p><text:s text:c="3"/>3,8 </text:p>
          </table:table-cell>
          <table:table-cell table:style-name="ce19" office:value-type="float" office:value="11.4913535222345" calcext:value-type="float">
            <text:p><text:s text:c="3"/>11,5 </text:p>
          </table:table-cell>
          <table:table-cell table:style-name="ce19" office:value-type="float" office:value="3.08439070271609" calcext:value-type="float">
            <text:p><text:s text:c="3"/>3,1 </text:p>
          </table:table-cell>
          <table:table-cell table:style-name="ce19" office:value-type="float" office:value="18.7141012334869" calcext:value-type="float">
            <text:p><text:s text:c="3"/>18,7 </text:p>
          </table:table-cell>
          <table:table-cell table:style-name="ce19" office:value-type="float" office:value="5.85329064052196" calcext:value-type="float">
            <text:p><text:s text:c="3"/>5,9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8" office:value-type="float" office:value="3.89211985899536" calcext:value-type="float">
            <text:p><text:s text:c="3"/>3,9 </text:p>
          </table:table-cell>
          <table:table-cell table:style-name="ce18" office:value-type="float" office:value="0.652002170819586" calcext:value-type="float">
            <text:p><text:s text:c="3"/>0,7 </text:p>
          </table:table-cell>
          <table:table-cell table:style-name="ce18" office:value-type="float" office:value="4.55841445530138" calcext:value-type="float">
            <text:p><text:s text:c="3"/>4,6 </text:p>
          </table:table-cell>
          <table:table-cell table:style-name="ce18" office:value-type="float" office:value="2.21462488473926" calcext:value-type="float">
            <text:p><text:s text:c="3"/>2,2 </text:p>
          </table:table-cell>
          <table:table-cell table:style-name="ce18" office:value-type="float" office:value="8.82721482866876" calcext:value-type="float">
            <text:p><text:s text:c="3"/>8,8 </text:p>
          </table:table-cell>
          <table:table-cell table:style-name="ce18" office:value-type="float" office:value="2.66658933290842" calcext:value-type="float">
            <text:p><text:s text:c="3"/>2,7 </text:p>
          </table:table-cell>
          <table:table-cell table:style-name="ce18" office:value-type="float" office:value="7.67105668419784" calcext:value-type="float">
            <text:p><text:s text:c="3"/>7,7 </text:p>
          </table:table-cell>
          <table:table-cell table:style-name="ce18" office:value-type="float" office:value="1.68841783785942" calcext:value-type="float">
            <text:p><text:s text:c="3"/>1,7 </text:p>
          </table:table-cell>
          <table:table-cell table:style-name="ce18" office:value-type="float" office:value="13.5006329728497" calcext:value-type="float">
            <text:p><text:s text:c="3"/>13,5 </text:p>
          </table:table-cell>
          <table:table-cell table:style-name="ce18" office:value-type="float" office:value="3.46618964030297" calcext:value-type="float">
            <text:p><text:s text:c="3"/>3,5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9" office:value-type="float" office:value="6.08652097387907" calcext:value-type="float">
            <text:p><text:s text:c="3"/>6,1 </text:p>
          </table:table-cell>
          <table:table-cell table:style-name="ce19" office:value-type="float" office:value="1.16331585590233" calcext:value-type="float">
            <text:p><text:s text:c="3"/>1,2 </text:p>
          </table:table-cell>
          <table:table-cell table:style-name="ce19" office:value-type="float" office:value="8.05737025051067" calcext:value-type="float">
            <text:p><text:s text:c="3"/>8,1 </text:p>
          </table:table-cell>
          <table:table-cell table:style-name="ce19" office:value-type="float" office:value="3.84545629741317" calcext:value-type="float">
            <text:p><text:s text:c="3"/>3,8 </text:p>
          </table:table-cell>
          <table:table-cell table:style-name="ce19" office:value-type="float" office:value="13.9104692023896" calcext:value-type="float">
            <text:p><text:s text:c="3"/>13,9 </text:p>
          </table:table-cell>
          <table:table-cell table:style-name="ce19" office:value-type="float" office:value="4.10357707907244" calcext:value-type="float">
            <text:p><text:s text:c="3"/>4,1 </text:p>
          </table:table-cell>
          <table:table-cell table:style-name="ce19" office:value-type="float" office:value="15.0327826740385" calcext:value-type="float">
            <text:p><text:s text:c="3"/>15,0 </text:p>
          </table:table-cell>
          <table:table-cell table:style-name="ce19" office:value-type="float" office:value="2.9608398792367" calcext:value-type="float">
            <text:p><text:s text:c="3"/>3,0 </text:p>
          </table:table-cell>
          <table:table-cell table:style-name="ce19" office:value-type="float" office:value="17.376593642552" calcext:value-type="float">
            <text:p><text:s text:c="3"/>17,4 </text:p>
          </table:table-cell>
          <table:table-cell table:style-name="ce19" office:value-type="float" office:value="6.3644709067468" calcext:value-type="float">
            <text:p><text:s text:c="3"/>6,4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9" office:value-type="float" office:value="10.5907937324801" calcext:value-type="float">
            <text:p><text:s text:c="3"/>10,6 </text:p>
          </table:table-cell>
          <table:table-cell table:style-name="ce19" office:value-type="float" office:value="1.20445671255044" calcext:value-type="float">
            <text:p><text:s text:c="3"/>1,2 </text:p>
          </table:table-cell>
          <table:table-cell table:style-name="ce19" office:value-type="float" office:value="10.6330384949965" calcext:value-type="float">
            <text:p><text:s text:c="3"/>10,6 </text:p>
          </table:table-cell>
          <table:table-cell table:style-name="ce19" office:value-type="float" office:value="4.07353340076825" calcext:value-type="float">
            <text:p><text:s text:c="3"/>4,1 </text:p>
          </table:table-cell>
          <table:table-cell table:style-name="ce19" office:value-type="float" office:value="20.2854210020197" calcext:value-type="float">
            <text:p><text:s text:c="3"/>20,3 </text:p>
          </table:table-cell>
          <table:table-cell table:style-name="ce19" office:value-type="float" office:value="5.54150420905193" calcext:value-type="float">
            <text:p><text:s text:c="3"/>5,5 </text:p>
          </table:table-cell>
          <table:table-cell table:style-name="ce19" office:value-type="float" office:value="18.3059129946771" calcext:value-type="float">
            <text:p><text:s text:c="3"/>18,3 </text:p>
          </table:table-cell>
          <table:table-cell table:style-name="ce19" office:value-type="float" office:value="3.46129052164318" calcext:value-type="float">
            <text:p><text:s text:c="3"/>3,5 </text:p>
          </table:table-cell>
          <table:table-cell table:style-name="ce19" office:value-type="float" office:value="27.5956810426285" calcext:value-type="float">
            <text:p><text:s text:c="3"/>27,6 </text:p>
          </table:table-cell>
          <table:table-cell table:style-name="ce19" office:value-type="float" office:value="7.24056877963257" calcext:value-type="float">
            <text:p><text:s text:c="3"/>7,2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iás</text:p>
          </table:table-cell>
          <table:table-cell table:style-name="ce19" office:value-type="float" office:value="6.05910789269739" calcext:value-type="float">
            <text:p><text:s text:c="3"/>6,1 </text:p>
          </table:table-cell>
          <table:table-cell table:style-name="ce19" office:value-type="float" office:value="1.25091321302915" calcext:value-type="float">
            <text:p><text:s text:c="3"/>1,3 </text:p>
          </table:table-cell>
          <table:table-cell table:style-name="ce19" office:value-type="float" office:value="6.86853235337431" calcext:value-type="float">
            <text:p><text:s text:c="3"/>6,9 </text:p>
          </table:table-cell>
          <table:table-cell table:style-name="ce19" office:value-type="float" office:value="3.62515817301203" calcext:value-type="float">
            <text:p><text:s text:c="3"/>3,6 </text:p>
          </table:table-cell>
          <table:table-cell table:style-name="ce19" office:value-type="float" office:value="15.9990399014034" calcext:value-type="float">
            <text:p><text:s text:c="3"/>16,0 </text:p>
          </table:table-cell>
          <table:table-cell table:style-name="ce19" office:value-type="float" office:value="4.46121722287422" calcext:value-type="float">
            <text:p><text:s text:c="3"/>4,5 </text:p>
          </table:table-cell>
          <table:table-cell table:style-name="ce19" office:value-type="float" office:value="12.9937125665321" calcext:value-type="float">
            <text:p><text:s text:c="3"/>13,0 </text:p>
          </table:table-cell>
          <table:table-cell table:style-name="ce19" office:value-type="float" office:value="3.05409217686087" calcext:value-type="float">
            <text:p><text:s text:c="3"/>3,1 </text:p>
          </table:table-cell>
          <table:table-cell table:style-name="ce19" office:value-type="float" office:value="24.9337088106532" calcext:value-type="float">
            <text:p><text:s text:c="3"/>24,9 </text:p>
          </table:table-cell>
          <table:table-cell table:style-name="ce19" office:value-type="float" office:value="6.56458644364613" calcext:value-type="float">
            <text:p><text:s text:c="3"/>6,6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9" office:value-type="float" office:value="6.8808645074059" calcext:value-type="float">
            <text:p><text:s text:c="3"/>6,9 </text:p>
          </table:table-cell>
          <table:table-cell table:style-name="ce19" office:value-type="float" office:value="0.988487074978292" calcext:value-type="float">
            <text:p><text:s text:c="3"/>1,0 </text:p>
          </table:table-cell>
          <table:table-cell table:style-name="ce19" office:value-type="float" office:value="9.91786147553269" calcext:value-type="float">
            <text:p><text:s text:c="3"/>9,9 </text:p>
          </table:table-cell>
          <table:table-cell table:style-name="ce19" office:value-type="float" office:value="6.6851285753921" calcext:value-type="float">
            <text:p><text:s text:c="3"/>6,7 </text:p>
          </table:table-cell>
          <table:table-cell table:style-name="ce19" office:value-type="float" office:value="16.5669701466294" calcext:value-type="float">
            <text:p><text:s text:c="3"/>16,6 </text:p>
          </table:table-cell>
          <table:table-cell table:style-name="ce19" office:value-type="float" office:value="6.35633734262393" calcext:value-type="float">
            <text:p><text:s text:c="3"/>6,4 </text:p>
          </table:table-cell>
          <table:table-cell table:style-name="ce19" office:value-type="float" office:value="11.4912760289626" calcext:value-type="float">
            <text:p><text:s text:c="3"/>11,5 </text:p>
          </table:table-cell>
          <table:table-cell table:style-name="ce19" office:value-type="float" office:value="3.07750863332874" calcext:value-type="float">
            <text:p><text:s text:c="3"/>3,1 </text:p>
          </table:table-cell>
          <table:table-cell table:style-name="ce19" office:value-type="float" office:value="24.1737789716392" calcext:value-type="float">
            <text:p><text:s text:c="3"/>24,2 </text:p>
          </table:table-cell>
          <table:table-cell table:style-name="ce19" office:value-type="float" office:value="6.43875696089209" calcext:value-type="float">
            <text:p><text:s text:c="3"/>6,4 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0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3:30:48</meta:creation-date>
    <dc:date>2022-08-26T16:03:11.952000000</dc:date>
    <meta:editing-duration>PT1M17S</meta:editing-duration>
    <meta:editing-cycles>1</meta:editing-cycles>
    <meta:generator>LibreOffice/7.2.5.2$Windows_x86 LibreOffice_project/499f9727c189e6ef3471021d6132d4c694f357e5</meta:generator>
    <meta:document-statistic meta:table-count="2" meta:cell-count="766" meta:object-count="0"/>
  </office:meta>
</office:document-meta>
</file>